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3.74pt"/>
    </style:style>
    <style:style style:name="co2" style:family="table-column">
      <style:table-column-properties fo:break-before="auto" style:column-width="113.9pt"/>
    </style:style>
    <style:style style:name="co3" style:family="table-column">
      <style:table-column-properties fo:break-before="auto" style:column-width="62.5pt"/>
    </style:style>
    <style:style style:name="co4" style:family="table-column">
      <style:table-column-properties fo:break-before="auto" style:column-width="134.76pt"/>
    </style:style>
    <style:style style:name="co5" style:family="table-column">
      <style:table-column-properties fo:break-before="auto" style:column-width="81.95pt"/>
    </style:style>
    <style:style style:name="co6" style:family="table-column">
      <style:table-column-properties fo:break-before="auto" style:column-width="92.41pt"/>
    </style:style>
    <style:style style:name="co7" style:family="table-column">
      <style:table-column-properties fo:break-before="auto" style:column-width="116.65pt"/>
    </style:style>
    <style:style style:name="co8" style:family="table-column">
      <style:table-column-properties fo:break-before="auto" style:column-width="84.76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3]))&gt;0)" style:apply-style-name="ConditionalStyle_5f_1" style:base-cell-address="'Hoja 1'.A3"/>
    </style:style>
    <style:style style:name="ce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number-columns-repeated="1014" table:default-cell-style-name="Default"/>
        <table:table-row table:style-name="ro1">
          <table:table-cell table:style-name="ce1" table:formula="of:=IFERROR(__xludf.dummyfunction(&quot;importrange(&quot;&quot;https://docs.google.com/spreadsheets/d/1IXrNZ-M7ewkI6wA1-10cbV7erFt9x74aX3zUHq2tZuE/edit?usp=sharing&quot;&quot;, &quot;&quot;Hoja 1!A1:J102&quot;&quot;)&quot;);&quot;Nombre&quot;)" office:value-type="string" office:string-value="Nombre" calcext:value-type="string">
            <text:p>Nombre</text:p>
          </table:table-cell>
          <table:table-cell table:style-name="ce1" table:formula="of:=IFERROR(__xludf.dummyfunction(&quot;&quot;&quot;COMPUTED_VALUE&quot;&quot;&quot;);&quot;País de orígen&quot;)" office:value-type="string" office:string-value="País de orígen" calcext:value-type="string">
            <text:p>País de orígen</text:p>
          </table:table-cell>
          <table:table-cell table:style-name="ce1" table:formula="of:=IFERROR(__xludf.dummyfunction(&quot;&quot;&quot;COMPUTED_VALUE&quot;&quot;&quot;);&quot;Sector&quot;)" office:value-type="string" office:string-value="Sector" calcext:value-type="string">
            <text:p>Sector</text:p>
          </table:table-cell>
          <table:table-cell table:style-name="ce1" table:formula="of:=IFERROR(__xludf.dummyfunction(&quot;&quot;&quot;COMPUTED_VALUE&quot;&quot;&quot;);&quot;Intención frente a los proyectos&quot;)" office:value-type="string" office:string-value="Intención frente a los proyectos" calcext:value-type="string">
            <text:p>Intención frente a los proyectos</text:p>
          </table:table-cell>
          <table:table-cell table:style-name="ce1" table:formula="of:=IFERROR(__xludf.dummyfunction(&quot;&quot;&quot;COMPUTED_VALUE&quot;&quot;&quot;);&quot;Detalle inversión&quot;)" office:value-type="string" office:string-value="Detalle inversión" calcext:value-type="string">
            <text:p>Detalle inversión</text:p>
          </table:table-cell>
          <table:table-cell table:style-name="ce1" table:formula="of:=IFERROR(__xludf.dummyfunction(&quot;&quot;&quot;COMPUTED_VALUE&quot;&quot;&quot;);&quot;Tiene algún proyecto&quot;)" office:value-type="string" office:string-value="Tiene algún proyecto" calcext:value-type="string">
            <text:p>Tiene algún proyecto</text:p>
          </table:table-cell>
          <table:table-cell table:style-name="ce1" table:formula="of:=IFERROR(__xludf.dummyfunction(&quot;&quot;&quot;COMPUTED_VALUE&quot;&quot;&quot;);&quot;Expectativa inversión 2021&quot;)" office:value-type="string" office:string-value="Expectativa inversión 2021" calcext:value-type="string">
            <text:p>Expectativa inversión 2021</text:p>
          </table:table-cell>
          <table:table-cell table:style-name="ce1" table:formula="of:=IFERROR(__xludf.dummyfunction(&quot;&quot;&quot;COMPUTED_VALUE&quot;&quot;&quot;);&quot;Inversión real 2021&quot;)" office:value-type="string" office:string-value="Inversión real 2021" calcext:value-type="string">
            <text:p>Inversión real 2021</text:p>
          </table:table-cell>
          <table:table-cell table:style-name="ce1" table:formula="of:=IFERROR(__xludf.dummyfunction(&quot;&quot;&quot;COMPUTED_VALUE&quot;&quot;&quot;);&quot;Inversión real 2020&quot;)" office:value-type="string" office:string-value="Inversión real 2020" calcext:value-type="string">
            <text:p>Inversión real 2020</text:p>
          </table:table-cell>
          <table:table-cell table:style-name="ce1" table:formula="of:=IFERROR(__xludf.dummyfunction(&quot;&quot;&quot;COMPUTED_VALUE&quot;&quot;&quot;);&quot;Inversión real 2019&quot;)" office:value-type="string" office:string-value="Inversión real 2019" calcext:value-type="string">
            <text:p>Inversión real 2019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Benedicta Skally&quot;)" office:value-type="string" office:string-value="Benedicta Skally" calcext:value-type="string">
            <text:p>Benedicta Skally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Agroindustrial&quot;)" office:value-type="string" office:string-value="Agroindustrial" calcext:value-type="string">
            <office:annotation draw:style-name="gr1" draw:text-style-name="P2" svg:width="425.74pt" svg:height="42.75pt" svg:x="281.4pt" svg:y="39pt" draw:caption-point-x="-11.54pt" draw:caption-point-y="-22.99pt">
              <dc:date>2025-04-09T00:00:00</dc:date>
              <text:p text:style-name="P1">Modificado en el archivo original, se importan los cambios (no funciona de forma recíproca).</text:p>
              <text:p text:style-name="P1"/>
            </office:annotation>
            <text:p>Agroindustrial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capitalista&quot;)" office:value-type="string" office:string-value="Socio capitalista" calcext:value-type="string">
            <text:p>Socio capitalista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96781441)" office:value-type="float" office:value="96781441" calcext:value-type="float">
            <text:p>$96,781,441</text:p>
          </table:table-cell>
          <table:table-cell table:style-name="ce3" table:formula="of:=IFERROR(__xludf.dummyfunction(&quot;&quot;&quot;COMPUTED_VALUE&quot;&quot;&quot;);47643060)" office:value-type="float" office:value="47643060" calcext:value-type="float">
            <text:p>$47,643,060</text:p>
          </table:table-cell>
          <table:table-cell table:style-name="ce1" office:value-type="string" calcext:value-type="string">
            <office:annotation draw:style-name="gr2" draw:text-style-name="P2" svg:width="280.6pt" svg:height="28.09pt" svg:x="1031.53pt" svg:y="38.47pt" draw:caption-point-x="-11.54pt" draw:caption-point-y="-22.45pt">
              <dc:date>2025-04-09T00:00:00</dc:date>
              <text:p text:style-name="P1">Toda modificación hecha en el archivo original pero fuera del rango de importación no se verá reflejada.</text:p>
            </office:annotation>
            <text:p>Ver nota</text:p>
          </table:table-cell>
          <table:table-cell table:number-columns-repeated="1013"/>
        </table:table-row>
        <table:table-row table:style-name="ro1">
          <table:table-cell table:style-name="ce2" table:formula="of:=IFERROR(__xludf.dummyfunction(&quot;&quot;&quot;COMPUTED_VALUE&quot;&quot;&quot;);&quot;Sabina Samper&quot;)" office:value-type="string" office:string-value="Sabina Samper" calcext:value-type="string">
            <text:p>Sabina Samper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Agroindustrial&quot;)" office:value-type="string" office:string-value="Agroindustrial" calcext:value-type="string">
            <text:p>Agroindustrial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capitalista&quot;)" office:value-type="string" office:string-value="Socio capitalista" calcext:value-type="string">
            <text:p>Socio capitalista</text:p>
          </table:table-cell>
          <table:table-cell table:style-name="ce1" table:formula="of:=IFERROR(__xludf.dummyfunction(&quot;&quot;&quot;COMPUTED_VALUE&quot;&quot;&quot;);&quot;SI&quot;)" office:value-type="string" office:string-value="SI" calcext:value-type="string">
            <text:p>SI</text:p>
          </table:table-cell>
          <table:table-cell table:style-name="ce3" table:formula="of:=IFERROR(__xludf.dummyfunction(&quot;&quot;&quot;COMPUTED_VALUE&quot;&quot;&quot;);10000000)" office:value-type="float" office:value="10000000" calcext:value-type="float">
            <text:p>$10,000,000</text:p>
          </table:table-cell>
          <table:table-cell table:style-name="ce3" table:formula="of:=IFERROR(__xludf.dummyfunction(&quot;&quot;&quot;COMPUTED_VALUE&quot;&quot;&quot;);40848959)" office:value-type="float" office:value="40848959" calcext:value-type="float">
            <text:p>$40,848,959</text:p>
          </table:table-cell>
          <table:table-cell table:style-name="ce3" table:formula="of:=IFERROR(__xludf.dummyfunction(&quot;&quot;&quot;COMPUTED_VALUE&quot;&quot;&quot;);92963332)" office:value-type="float" office:value="92963332" calcext:value-type="float">
            <text:p>$92,963,332</text:p>
          </table:table-cell>
          <table:table-cell table:style-name="ce3" table:formula="of:=IFERROR(__xludf.dummyfunction(&quot;&quot;&quot;COMPUTED_VALUE&quot;&quot;&quot;);47565587)" office:value-type="float" office:value="47565587" calcext:value-type="float">
            <text:p>$47,565,587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Henri Swadden&quot;)" office:value-type="string" office:string-value="Henri Swadden" calcext:value-type="string">
            <text:p>Henri Swadden</text:p>
          </table:table-cell>
          <table:table-cell table:style-name="ce1" table:formula="of:=IFERROR(__xludf.dummyfunction(&quot;&quot;&quot;COMPUTED_VALUE&quot;&quot;&quot;);&quot;URUGUAY&quot;)" office:value-type="string" office:string-value="URUGUAY" calcext:value-type="string">
            <text:p>URUGUAY</text:p>
          </table:table-cell>
          <table:table-cell table:style-name="ce1" table:formula="of:=IFERROR(__xludf.dummyfunction(&quot;&quot;&quot;COMPUTED_VALUE&quot;&quot;&quot;);&quot;Construcción&quot;)" office:value-type="string" office:string-value="Construcción" calcext:value-type="string">
            <text:p>Construcción</text:p>
          </table:table-cell>
          <table:table-cell table:style-name="ce1" table:formula="of:=IFERROR(__xludf.dummyfunction(&quot;&quot;&quot;COMPUTED_VALUE&quot;&quot;&quot;);&quot;Trabajo&quot;)" office:value-type="string" office:string-value="Trabajo" calcext:value-type="string">
            <text:p>Trabajo</text:p>
          </table:table-cell>
          <table:table-cell table:style-name="ce1" table:formula="of:=IFERROR(__xludf.dummyfunction(&quot;&quot;&quot;COMPUTED_VALUE&quot;&quot;&quot;);&quot;Buscando trabajo&quot;)" office:value-type="string" office:string-value="Buscando trabajo" calcext:value-type="string">
            <text:p>Buscando trabaj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49599457)" office:value-type="float" office:value="49599457" calcext:value-type="float">
            <text:p>$49,599,457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Ann-marie Dessent&quot;)" office:value-type="string" office:string-value="Ann-marie Dessent" calcext:value-type="string">
            <text:p>Ann-marie Dessent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Trabajo&quot;)" office:value-type="string" office:string-value="Trabajo" calcext:value-type="string">
            <text:p>Trabajo</text:p>
          </table:table-cell>
          <table:table-cell table:style-name="ce1" table:formula="of:=IFERROR(__xludf.dummyfunction(&quot;&quot;&quot;COMPUTED_VALUE&quot;&quot;&quot;);&quot;Buscando trabajo&quot;)" office:value-type="string" office:string-value="Buscando trabajo" calcext:value-type="string">
            <text:p>Buscando trabaj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10000000)" office:value-type="float" office:value="10000000" calcext:value-type="float">
            <text:p>$10,000,000</text:p>
          </table:table-cell>
          <table:table-cell table:style-name="ce3" table:formula="of:=IFERROR(__xludf.dummyfunction(&quot;&quot;&quot;COMPUTED_VALUE&quot;&quot;&quot;);78308880)" office:value-type="float" office:value="78308880" calcext:value-type="float">
            <text:p>$78,308,880</text:p>
          </table:table-cell>
          <table:table-cell table:style-name="ce3" table:formula="of:=IFERROR(__xludf.dummyfunction(&quot;&quot;&quot;COMPUTED_VALUE&quot;&quot;&quot;);3248026)" office:value-type="float" office:value="3248026" calcext:value-type="float">
            <text:p>$3,248,026</text:p>
          </table:table-cell>
          <table:table-cell table:style-name="ce3" table:formula="of:=IFERROR(__xludf.dummyfunction(&quot;&quot;&quot;COMPUTED_VALUE&quot;&quot;&quot;);27143270)" office:value-type="float" office:value="27143270" calcext:value-type="float">
            <text:p>$27,143,27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Leona Pates&quot;)" office:value-type="string" office:string-value="Leona Pates" calcext:value-type="string">
            <text:p>Leona Pates</text:p>
          </table:table-cell>
          <table:table-cell table:style-name="ce1" table:formula="of:=IFERROR(__xludf.dummyfunction(&quot;&quot;&quot;COMPUTED_VALUE&quot;&quot;&quot;);&quot;BRASIL&quot;)" office:value-type="string" office:string-value="BRASIL" calcext:value-type="string">
            <text:p>BRASIL</text:p>
          </table:table-cell>
          <table:table-cell table:style-name="ce1" table:formula="of:=IFERROR(__xludf.dummyfunction(&quot;&quot;&quot;COMPUTED_VALUE&quot;&quot;&quot;);&quot;Construcción&quot;)" office:value-type="string" office:string-value="Construcción" calcext:value-type="string">
            <text:p>Construcción</text:p>
          </table:table-cell>
          <table:table-cell table:style-name="ce1" table:formula="of:=IFERROR(__xludf.dummyfunction(&quot;&quot;&quot;COMPUTED_VALUE&quot;&quot;&quot;);&quot;Trabajo&quot;)" office:value-type="string" office:string-value="Trabajo" calcext:value-type="string">
            <text:p>Trabajo</text:p>
          </table:table-cell>
          <table:table-cell table:style-name="ce1" table:formula="of:=IFERROR(__xludf.dummyfunction(&quot;&quot;&quot;COMPUTED_VALUE&quot;&quot;&quot;);&quot;Ofreciendo trabajo&quot;)" office:value-type="string" office:string-value="Ofreciendo trabajo" calcext:value-type="string">
            <text:p>Ofreciendo trabaj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50000000)" office:value-type="float" office:value="50000000" calcext:value-type="float">
            <text:p>$50,000,000</text:p>
          </table:table-cell>
          <table:table-cell table:style-name="ce3" table:formula="of:=IFERROR(__xludf.dummyfunction(&quot;&quot;&quot;COMPUTED_VALUE&quot;&quot;&quot;);2910571)" office:value-type="float" office:value="2910571" calcext:value-type="float">
            <text:p>$2,910,571</text:p>
          </table:table-cell>
          <table:table-cell table:style-name="ce3" table:formula="of:=IFERROR(__xludf.dummyfunction(&quot;&quot;&quot;COMPUTED_VALUE&quot;&quot;&quot;);37561085)" office:value-type="float" office:value="37561085" calcext:value-type="float">
            <text:p>$37,561,085</text:p>
          </table:table-cell>
          <table:table-cell table:style-name="ce3" table:formula="of:=IFERROR(__xludf.dummyfunction(&quot;&quot;&quot;COMPUTED_VALUE&quot;&quot;&quot;);19598007)" office:value-type="float" office:value="19598007" calcext:value-type="float">
            <text:p>$19,598,007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Kerrill Stoute&quot;)" office:value-type="string" office:string-value="Kerrill Stoute" calcext:value-type="string">
            <text:p>Kerrill Stoute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Inmobiliario&quot;)" office:value-type="string" office:string-value="Inmobiliario" calcext:value-type="string">
            <text:p>Inmobiliario</text:p>
          </table:table-cell>
          <table:table-cell table:style-name="ce1" table:formula="of:=IFERROR(__xludf.dummyfunction(&quot;&quot;&quot;COMPUTED_VALUE&quot;&quot;&quot;);&quot;Trabajo&quot;)" office:value-type="string" office:string-value="Trabajo" calcext:value-type="string">
            <text:p>Trabajo</text:p>
          </table:table-cell>
          <table:table-cell table:style-name="ce1" table:formula="of:=IFERROR(__xludf.dummyfunction(&quot;&quot;&quot;COMPUTED_VALUE&quot;&quot;&quot;);&quot;Ofreciendo trabajo&quot;)" office:value-type="string" office:string-value="Ofreciendo trabajo" calcext:value-type="string">
            <text:p>Ofreciendo trabaj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90000000)" office:value-type="float" office:value="90000000" calcext:value-type="float">
            <text:p>$90,000,000</text:p>
          </table:table-cell>
          <table:table-cell table:style-name="ce3" table:formula="of:=IFERROR(__xludf.dummyfunction(&quot;&quot;&quot;COMPUTED_VALUE&quot;&quot;&quot;);50075523)" office:value-type="float" office:value="50075523" calcext:value-type="float">
            <text:p>$50,075,523</text:p>
          </table:table-cell>
          <table:table-cell table:style-name="ce3" table:formula="of:=IFERROR(__xludf.dummyfunction(&quot;&quot;&quot;COMPUTED_VALUE&quot;&quot;&quot;);59142617)" office:value-type="float" office:value="59142617" calcext:value-type="float">
            <text:p>$59,142,617</text:p>
          </table:table-cell>
          <table:table-cell table:style-name="ce3" table:formula="of:=IFERROR(__xludf.dummyfunction(&quot;&quot;&quot;COMPUTED_VALUE&quot;&quot;&quot;);95314026)" office:value-type="float" office:value="95314026" calcext:value-type="float">
            <text:p>$95,314,026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Diane-marie Wickliffe&quot;)" office:value-type="string" office:string-value="Diane-marie Wickliffe" calcext:value-type="string">
            <text:p>Diane-marie Wickliffe</text:p>
          </table:table-cell>
          <table:table-cell table:style-name="ce1" table:formula="of:=IFERROR(__xludf.dummyfunction(&quot;&quot;&quot;COMPUTED_VALUE&quot;&quot;&quot;);&quot;CHILE&quot;)" office:value-type="string" office:string-value="CHILE" calcext:value-type="string">
            <text:p>CHILE</text:p>
          </table:table-cell>
          <table:table-cell table:style-name="ce1" table:formula="of:=IFERROR(__xludf.dummyfunction(&quot;&quot;&quot;COMPUTED_VALUE&quot;&quot;&quot;);&quot;Inmobiliario&quot;)" office:value-type="string" office:string-value="Inmobiliario" calcext:value-type="string">
            <text:p>Inmobiliario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de proyecto&quot;)" office:value-type="string" office:string-value="Socio de proyecto" calcext:value-type="string">
            <text:p>Socio de proyect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67714973)" office:value-type="float" office:value="67714973" calcext:value-type="float">
            <text:p>$67,714,973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Marie Buney&quot;)" office:value-type="string" office:string-value="Marie Buney" calcext:value-type="string">
            <text:p>Marie Buney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capitalista&quot;)" office:value-type="string" office:string-value="Socio capitalista" calcext:value-type="string">
            <text:p>Socio capitalista</text:p>
          </table:table-cell>
          <table:table-cell table:style-name="ce1" table:formula="of:=IFERROR(__xludf.dummyfunction(&quot;&quot;&quot;COMPUTED_VALUE&quot;&quot;&quot;);&quot;SI&quot;)" office:value-type="string" office:string-value="SI" calcext:value-type="string">
            <text:p>SI</text:p>
          </table:table-cell>
          <table:table-cell table:style-name="ce3" table:formula="of:=IFERROR(__xludf.dummyfunction(&quot;&quot;&quot;COMPUTED_VALUE&quot;&quot;&quot;);1000000)" office:value-type="float" office:value="1000000" calcext:value-type="float">
            <text:p>$1,000,000</text:p>
          </table:table-cell>
          <table:table-cell table:style-name="ce3" table:formula="of:=IFERROR(__xludf.dummyfunction(&quot;&quot;&quot;COMPUTED_VALUE&quot;&quot;&quot;);5305190)" office:value-type="float" office:value="5305190" calcext:value-type="float">
            <text:p>$5,305,190</text:p>
          </table:table-cell>
          <table:table-cell table:style-name="ce3" table:formula="of:=IFERROR(__xludf.dummyfunction(&quot;&quot;&quot;COMPUTED_VALUE&quot;&quot;&quot;);53291805)" office:value-type="float" office:value="53291805" calcext:value-type="float">
            <text:p>$53,291,805</text:p>
          </table:table-cell>
          <table:table-cell table:style-name="ce3" table:formula="of:=IFERROR(__xludf.dummyfunction(&quot;&quot;&quot;COMPUTED_VALUE&quot;&quot;&quot;);84809282)" office:value-type="float" office:value="84809282" calcext:value-type="float">
            <text:p>$84,809,282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Chauncey Hunnybun&quot;)" office:value-type="string" office:string-value="Chauncey Hunnybun" calcext:value-type="string">
            <text:p>Chauncey Hunnybun</text:p>
          </table:table-cell>
          <table:table-cell table:style-name="ce1" table:formula="of:=IFERROR(__xludf.dummyfunction(&quot;&quot;&quot;COMPUTED_VALUE&quot;&quot;&quot;);&quot;BRASIL&quot;)" office:value-type="string" office:string-value="BRASIL" calcext:value-type="string">
            <text:p>BRASIL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Trabajo&quot;)" office:value-type="string" office:string-value="Trabajo" calcext:value-type="string">
            <text:p>Trabajo</text:p>
          </table:table-cell>
          <table:table-cell table:style-name="ce1" table:formula="of:=IFERROR(__xludf.dummyfunction(&quot;&quot;&quot;COMPUTED_VALUE&quot;&quot;&quot;);&quot;Ofreciendo trabajo&quot;)" office:value-type="string" office:string-value="Ofreciendo trabajo" calcext:value-type="string">
            <text:p>Ofreciendo trabajo</text:p>
          </table:table-cell>
          <table:table-cell table:style-name="ce1" table:formula="of:=IFERROR(__xludf.dummyfunction(&quot;&quot;&quot;COMPUTED_VALUE&quot;&quot;&quot;);&quot;SI&quot;)" office:value-type="string" office:string-value="SI" calcext:value-type="string">
            <text:p>SI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50085574)" office:value-type="float" office:value="50085574" calcext:value-type="float">
            <text:p>$50,085,574</text:p>
          </table:table-cell>
          <table:table-cell table:style-name="ce3" table:formula="of:=IFERROR(__xludf.dummyfunction(&quot;&quot;&quot;COMPUTED_VALUE&quot;&quot;&quot;);42495353)" office:value-type="float" office:value="42495353" calcext:value-type="float">
            <text:p>$42,495,353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Chlo Pash&quot;)" office:value-type="string" office:string-value="Chlo Pash" calcext:value-type="string">
            <text:p>Chlo Pash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Inmobiliario&quot;)" office:value-type="string" office:string-value="Inmobiliario" calcext:value-type="string">
            <text:p>Inmobiliario</text:p>
          </table:table-cell>
          <table:table-cell table:style-name="ce1" table:formula="of:=IFERROR(__xludf.dummyfunction(&quot;&quot;&quot;COMPUTED_VALUE&quot;&quot;&quot;);&quot;Trabajo&quot;)" office:value-type="string" office:string-value="Trabajo" calcext:value-type="string">
            <text:p>Trabajo</text:p>
          </table:table-cell>
          <table:table-cell table:style-name="ce1" table:formula="of:=IFERROR(__xludf.dummyfunction(&quot;&quot;&quot;COMPUTED_VALUE&quot;&quot;&quot;);&quot;Ofreciendo trabajo&quot;)" office:value-type="string" office:string-value="Ofreciendo trabajo" calcext:value-type="string">
            <text:p>Ofreciendo trabaj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10000000)" office:value-type="float" office:value="10000000" calcext:value-type="float">
            <text:p>$10,000,000</text:p>
          </table:table-cell>
          <table:table-cell table:style-name="ce3" table:formula="of:=IFERROR(__xludf.dummyfunction(&quot;&quot;&quot;COMPUTED_VALUE&quot;&quot;&quot;);38941670)" office:value-type="float" office:value="38941670" calcext:value-type="float">
            <text:p>$38,941,670</text:p>
          </table:table-cell>
          <table:table-cell table:style-name="ce3" table:formula="of:=IFERROR(__xludf.dummyfunction(&quot;&quot;&quot;COMPUTED_VALUE&quot;&quot;&quot;);67846781)" office:value-type="float" office:value="67846781" calcext:value-type="float">
            <text:p>$67,846,781</text:p>
          </table:table-cell>
          <table:table-cell table:style-name="ce3" table:formula="of:=IFERROR(__xludf.dummyfunction(&quot;&quot;&quot;COMPUTED_VALUE&quot;&quot;&quot;);87726693)" office:value-type="float" office:value="87726693" calcext:value-type="float">
            <text:p>$87,726,693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Millicent Colbert&quot;)" office:value-type="string" office:string-value="Millicent Colbert" calcext:value-type="string">
            <text:p>Millicent Colbert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Trabajo&quot;)" office:value-type="string" office:string-value="Trabajo" calcext:value-type="string">
            <text:p>Trabajo</text:p>
          </table:table-cell>
          <table:table-cell table:style-name="ce1" table:formula="of:=IFERROR(__xludf.dummyfunction(&quot;&quot;&quot;COMPUTED_VALUE&quot;&quot;&quot;);&quot;Buscando trabajo&quot;)" office:value-type="string" office:string-value="Buscando trabajo" calcext:value-type="string">
            <text:p>Buscando trabaj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1000000)" office:value-type="float" office:value="1000000" calcext:value-type="float">
            <text:p>$1,000,000</text:p>
          </table:table-cell>
          <table:table-cell table:style-name="ce3" table:formula="of:=IFERROR(__xludf.dummyfunction(&quot;&quot;&quot;COMPUTED_VALUE&quot;&quot;&quot;);28926771)" office:value-type="float" office:value="28926771" calcext:value-type="float">
            <text:p>$28,926,771</text:p>
          </table:table-cell>
          <table:table-cell table:style-name="ce3" table:formula="of:=IFERROR(__xludf.dummyfunction(&quot;&quot;&quot;COMPUTED_VALUE&quot;&quot;&quot;);56939610)" office:value-type="float" office:value="56939610" calcext:value-type="float">
            <text:p>$56,939,610</text:p>
          </table:table-cell>
          <table:table-cell table:style-name="ce3" table:formula="of:=IFERROR(__xludf.dummyfunction(&quot;&quot;&quot;COMPUTED_VALUE&quot;&quot;&quot;);92726884)" office:value-type="float" office:value="92726884" calcext:value-type="float">
            <text:p>$92,726,884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Raleigh Gadd&quot;)" office:value-type="string" office:string-value="Raleigh Gadd" calcext:value-type="string">
            <text:p>Raleigh Gadd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capitalista&quot;)" office:value-type="string" office:string-value="Socio capitalista" calcext:value-type="string">
            <text:p>Socio capitalista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1000000)" office:value-type="float" office:value="1000000" calcext:value-type="float">
            <text:p>$1,000,000</text:p>
          </table:table-cell>
          <table:table-cell table:style-name="ce3" table:formula="of:=IFERROR(__xludf.dummyfunction(&quot;&quot;&quot;COMPUTED_VALUE&quot;&quot;&quot;);34252074)" office:value-type="float" office:value="34252074" calcext:value-type="float">
            <text:p>$34,252,074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22994819)" office:value-type="float" office:value="22994819" calcext:value-type="float">
            <text:p>$22,994,819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Lowe Storck&quot;)" office:value-type="string" office:string-value="Lowe Storck" calcext:value-type="string">
            <text:p>Lowe Storck</text:p>
          </table:table-cell>
          <table:table-cell table:style-name="ce1" table:formula="of:=IFERROR(__xludf.dummyfunction(&quot;&quot;&quot;COMPUTED_VALUE&quot;&quot;&quot;);&quot;URUGUAY&quot;)" office:value-type="string" office:string-value="URUGUAY" calcext:value-type="string">
            <text:p>URUGUAY</text:p>
          </table:table-cell>
          <table:table-cell table:style-name="ce1" table:formula="of:=IFERROR(__xludf.dummyfunction(&quot;&quot;&quot;COMPUTED_VALUE&quot;&quot;&quot;);&quot;Construcción&quot;)" office:value-type="string" office:string-value="Construcción" calcext:value-type="string">
            <text:p>Construcción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de proyecto&quot;)" office:value-type="string" office:string-value="Socio de proyecto" calcext:value-type="string">
            <text:p>Socio de proyect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45347826)" office:value-type="float" office:value="45347826" calcext:value-type="float">
            <text:p>$45,347,826</text:p>
          </table:table-cell>
          <table:table-cell table:style-name="ce3" table:formula="of:=IFERROR(__xludf.dummyfunction(&quot;&quot;&quot;COMPUTED_VALUE&quot;&quot;&quot;);14301768)" office:value-type="float" office:value="14301768" calcext:value-type="float">
            <text:p>$14,301,768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Neill Malzard&quot;)" office:value-type="string" office:string-value="Neill Malzard" calcext:value-type="string">
            <text:p>Neill Malzard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capitalista&quot;)" office:value-type="string" office:string-value="Socio capitalista" calcext:value-type="string">
            <text:p>Socio capitalista</text:p>
          </table:table-cell>
          <table:table-cell table:style-name="ce1" table:formula="of:=IFERROR(__xludf.dummyfunction(&quot;&quot;&quot;COMPUTED_VALUE&quot;&quot;&quot;);&quot;SI&quot;)" office:value-type="string" office:string-value="SI" calcext:value-type="string">
            <text:p>SI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71453938)" office:value-type="float" office:value="71453938" calcext:value-type="float">
            <text:p>$71,453,938</text:p>
          </table:table-cell>
          <table:table-cell table:style-name="ce3" table:formula="of:=IFERROR(__xludf.dummyfunction(&quot;&quot;&quot;COMPUTED_VALUE&quot;&quot;&quot;);38593802)" office:value-type="float" office:value="38593802" calcext:value-type="float">
            <text:p>$38,593,802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Carlin Arthur&quot;)" office:value-type="string" office:string-value="Carlin Arthur" calcext:value-type="string">
            <text:p>Carlin Arthur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Inmobiliario&quot;)" office:value-type="string" office:string-value="Inmobiliario" calcext:value-type="string">
            <text:p>Inmobiliario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capitalista&quot;)" office:value-type="string" office:string-value="Socio capitalista" calcext:value-type="string">
            <text:p>Socio capitalista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20000000)" office:value-type="float" office:value="20000000" calcext:value-type="float">
            <text:p>$20,000,000</text:p>
          </table:table-cell>
          <table:table-cell table:style-name="ce3" table:formula="of:=IFERROR(__xludf.dummyfunction(&quot;&quot;&quot;COMPUTED_VALUE&quot;&quot;&quot;);32346156)" office:value-type="float" office:value="32346156" calcext:value-type="float">
            <text:p>$32,346,156</text:p>
          </table:table-cell>
          <table:table-cell table:style-name="ce3" table:formula="of:=IFERROR(__xludf.dummyfunction(&quot;&quot;&quot;COMPUTED_VALUE&quot;&quot;&quot;);22346275)" office:value-type="float" office:value="22346275" calcext:value-type="float">
            <text:p>$22,346,275</text:p>
          </table:table-cell>
          <table:table-cell table:style-name="ce3" table:formula="of:=IFERROR(__xludf.dummyfunction(&quot;&quot;&quot;COMPUTED_VALUE&quot;&quot;&quot;);73743047)" office:value-type="float" office:value="73743047" calcext:value-type="float">
            <text:p>$73,743,047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Burnaby Baggaley&quot;)" office:value-type="string" office:string-value="Burnaby Baggaley" calcext:value-type="string">
            <text:p>Burnaby Baggaley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de proyecto&quot;)" office:value-type="string" office:string-value="Socio de proyecto" calcext:value-type="string">
            <text:p>Socio de proyect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96357193)" office:value-type="float" office:value="96357193" calcext:value-type="float">
            <text:p>$96,357,193</text:p>
          </table:table-cell>
          <table:table-cell table:style-name="ce3" table:formula="of:=IFERROR(__xludf.dummyfunction(&quot;&quot;&quot;COMPUTED_VALUE&quot;&quot;&quot;);67901582)" office:value-type="float" office:value="67901582" calcext:value-type="float">
            <text:p>$67,901,582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Franchot Matas&quot;)" office:value-type="string" office:string-value="Franchot Matas" calcext:value-type="string">
            <text:p>Franchot Matas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Trabajo&quot;)" office:value-type="string" office:string-value="Trabajo" calcext:value-type="string">
            <text:p>Trabajo</text:p>
          </table:table-cell>
          <table:table-cell table:style-name="ce1" table:formula="of:=IFERROR(__xludf.dummyfunction(&quot;&quot;&quot;COMPUTED_VALUE&quot;&quot;&quot;);&quot;Buscando trabajo&quot;)" office:value-type="string" office:string-value="Buscando trabajo" calcext:value-type="string">
            <text:p>Buscando trabaj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100000000)" office:value-type="float" office:value="100000000" calcext:value-type="float">
            <text:p>$100,000,000</text:p>
          </table:table-cell>
          <table:table-cell table:style-name="ce3" table:formula="of:=IFERROR(__xludf.dummyfunction(&quot;&quot;&quot;COMPUTED_VALUE&quot;&quot;&quot;);72903049)" office:value-type="float" office:value="72903049" calcext:value-type="float">
            <text:p>$72,903,049</text:p>
          </table:table-cell>
          <table:table-cell table:style-name="ce3" table:formula="of:=IFERROR(__xludf.dummyfunction(&quot;&quot;&quot;COMPUTED_VALUE&quot;&quot;&quot;);67375493)" office:value-type="float" office:value="67375493" calcext:value-type="float">
            <text:p>$67,375,493</text:p>
          </table:table-cell>
          <table:table-cell table:style-name="ce3" table:formula="of:=IFERROR(__xludf.dummyfunction(&quot;&quot;&quot;COMPUTED_VALUE&quot;&quot;&quot;);4753995)" office:value-type="float" office:value="4753995" calcext:value-type="float">
            <text:p>$4,753,995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Rowe Vellden&quot;)" office:value-type="string" office:string-value="Rowe Vellden" calcext:value-type="string">
            <text:p>Rowe Vellden</text:p>
          </table:table-cell>
          <table:table-cell table:style-name="ce1" table:formula="of:=IFERROR(__xludf.dummyfunction(&quot;&quot;&quot;COMPUTED_VALUE&quot;&quot;&quot;);&quot;BRASIL&quot;)" office:value-type="string" office:string-value="BRASIL" calcext:value-type="string">
            <text:p>BRASIL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capitalista&quot;)" office:value-type="string" office:string-value="Socio capitalista" calcext:value-type="string">
            <text:p>Socio capitalista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80671052)" office:value-type="float" office:value="80671052" calcext:value-type="float">
            <text:p>$80,671,052</text:p>
          </table:table-cell>
          <table:table-cell table:style-name="ce3" table:formula="of:=IFERROR(__xludf.dummyfunction(&quot;&quot;&quot;COMPUTED_VALUE&quot;&quot;&quot;);58339670)" office:value-type="float" office:value="58339670" calcext:value-type="float">
            <text:p>$58,339,67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Rhys Berrigan&quot;)" office:value-type="string" office:string-value="Rhys Berrigan" calcext:value-type="string">
            <text:p>Rhys Berrigan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de proyecto&quot;)" office:value-type="string" office:string-value="Socio de proyecto" calcext:value-type="string">
            <text:p>Socio de proyecto</text:p>
          </table:table-cell>
          <table:table-cell table:style-name="ce1" table:formula="of:=IFERROR(__xludf.dummyfunction(&quot;&quot;&quot;COMPUTED_VALUE&quot;&quot;&quot;);&quot;SI&quot;)" office:value-type="string" office:string-value="SI" calcext:value-type="string">
            <text:p>SI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44898366)" office:value-type="float" office:value="44898366" calcext:value-type="float">
            <text:p>$44,898,366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Yule Wheelan&quot;)" office:value-type="string" office:string-value="Yule Wheelan" calcext:value-type="string">
            <text:p>Yule Wheelan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de proyecto&quot;)" office:value-type="string" office:string-value="Socio de proyecto" calcext:value-type="string">
            <text:p>Socio de proyect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1000000)" office:value-type="float" office:value="1000000" calcext:value-type="float">
            <text:p>$1,000,000</text:p>
          </table:table-cell>
          <table:table-cell table:style-name="ce3" table:formula="of:=IFERROR(__xludf.dummyfunction(&quot;&quot;&quot;COMPUTED_VALUE&quot;&quot;&quot;);96696256)" office:value-type="float" office:value="96696256" calcext:value-type="float">
            <text:p>$96,696,256</text:p>
          </table:table-cell>
          <table:table-cell table:style-name="ce3" table:formula="of:=IFERROR(__xludf.dummyfunction(&quot;&quot;&quot;COMPUTED_VALUE&quot;&quot;&quot;);62106884)" office:value-type="float" office:value="62106884" calcext:value-type="float">
            <text:p>$62,106,884</text:p>
          </table:table-cell>
          <table:table-cell table:style-name="ce3" table:formula="of:=IFERROR(__xludf.dummyfunction(&quot;&quot;&quot;COMPUTED_VALUE&quot;&quot;&quot;);85228190)" office:value-type="float" office:value="85228190" calcext:value-type="float">
            <text:p>$85,228,19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Worth Kaszper&quot;)" office:value-type="string" office:string-value="Worth Kaszper" calcext:value-type="string">
            <text:p>Worth Kaszper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Inmobiliario&quot;)" office:value-type="string" office:string-value="Inmobiliario" calcext:value-type="string">
            <text:p>Inmobiliario</text:p>
          </table:table-cell>
          <table:table-cell table:style-name="ce1" table:formula="of:=IFERROR(__xludf.dummyfunction(&quot;&quot;&quot;COMPUTED_VALUE&quot;&quot;&quot;);&quot;Trabajo&quot;)" office:value-type="string" office:string-value="Trabajo" calcext:value-type="string">
            <text:p>Trabajo</text:p>
          </table:table-cell>
          <table:table-cell table:style-name="ce1" table:formula="of:=IFERROR(__xludf.dummyfunction(&quot;&quot;&quot;COMPUTED_VALUE&quot;&quot;&quot;);&quot;Buscando trabajo&quot;)" office:value-type="string" office:string-value="Buscando trabajo" calcext:value-type="string">
            <text:p>Buscando trabaj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10000000)" office:value-type="float" office:value="10000000" calcext:value-type="float">
            <text:p>$10,000,000</text:p>
          </table:table-cell>
          <table:table-cell table:style-name="ce3" table:formula="of:=IFERROR(__xludf.dummyfunction(&quot;&quot;&quot;COMPUTED_VALUE&quot;&quot;&quot;);51531809)" office:value-type="float" office:value="51531809" calcext:value-type="float">
            <text:p>$51,531,809</text:p>
          </table:table-cell>
          <table:table-cell table:style-name="ce3" table:formula="of:=IFERROR(__xludf.dummyfunction(&quot;&quot;&quot;COMPUTED_VALUE&quot;&quot;&quot;);99819688)" office:value-type="float" office:value="99819688" calcext:value-type="float">
            <text:p>$99,819,688</text:p>
          </table:table-cell>
          <table:table-cell table:style-name="ce3" table:formula="of:=IFERROR(__xludf.dummyfunction(&quot;&quot;&quot;COMPUTED_VALUE&quot;&quot;&quot;);24233431)" office:value-type="float" office:value="24233431" calcext:value-type="float">
            <text:p>$24,233,431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Kathy Blizard&quot;)" office:value-type="string" office:string-value="Kathy Blizard" calcext:value-type="string">
            <text:p>Kathy Blizard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Inmobiliario&quot;)" office:value-type="string" office:string-value="Inmobiliario" calcext:value-type="string">
            <text:p>Inmobiliario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capitalista&quot;)" office:value-type="string" office:string-value="Socio capitalista" calcext:value-type="string">
            <text:p>Socio capitalista</text:p>
          </table:table-cell>
          <table:table-cell table:style-name="ce1" table:formula="of:=IFERROR(__xludf.dummyfunction(&quot;&quot;&quot;COMPUTED_VALUE&quot;&quot;&quot;);&quot;SI&quot;)" office:value-type="string" office:string-value="SI" calcext:value-type="string">
            <text:p>SI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34214902)" office:value-type="float" office:value="34214902" calcext:value-type="float">
            <text:p>$34,214,902</text:p>
          </table:table-cell>
          <table:table-cell table:style-name="ce3" table:formula="of:=IFERROR(__xludf.dummyfunction(&quot;&quot;&quot;COMPUTED_VALUE&quot;&quot;&quot;);24896611)" office:value-type="float" office:value="24896611" calcext:value-type="float">
            <text:p>$24,896,611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Osmund Radbone&quot;)" office:value-type="string" office:string-value="Osmund Radbone" calcext:value-type="string">
            <text:p>Osmund Radbone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Trabajo&quot;)" office:value-type="string" office:string-value="Trabajo" calcext:value-type="string">
            <text:p>Trabajo</text:p>
          </table:table-cell>
          <table:table-cell table:style-name="ce1" table:formula="of:=IFERROR(__xludf.dummyfunction(&quot;&quot;&quot;COMPUTED_VALUE&quot;&quot;&quot;);&quot;Ofreciendo trabajo&quot;)" office:value-type="string" office:string-value="Ofreciendo trabajo" calcext:value-type="string">
            <text:p>Ofreciendo trabaj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7121108)" office:value-type="float" office:value="7121108" calcext:value-type="float">
            <text:p>$7,121,108</text:p>
          </table:table-cell>
          <table:table-cell table:style-name="ce3" table:formula="of:=IFERROR(__xludf.dummyfunction(&quot;&quot;&quot;COMPUTED_VALUE&quot;&quot;&quot;);6991703)" office:value-type="float" office:value="6991703" calcext:value-type="float">
            <text:p>$6,991,703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Marjorie Flippen&quot;)" office:value-type="string" office:string-value="Marjorie Flippen" calcext:value-type="string">
            <text:p>Marjorie Flippen</text:p>
          </table:table-cell>
          <table:table-cell table:style-name="ce1" table:formula="of:=IFERROR(__xludf.dummyfunction(&quot;&quot;&quot;COMPUTED_VALUE&quot;&quot;&quot;);&quot;BRASIL&quot;)" office:value-type="string" office:string-value="BRASIL" calcext:value-type="string">
            <text:p>BRASIL</text:p>
          </table:table-cell>
          <table:table-cell table:style-name="ce1" table:formula="of:=IFERROR(__xludf.dummyfunction(&quot;&quot;&quot;COMPUTED_VALUE&quot;&quot;&quot;);&quot;Inmobiliario&quot;)" office:value-type="string" office:string-value="Inmobiliario" calcext:value-type="string">
            <text:p>Inmobiliario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de proyecto&quot;)" office:value-type="string" office:string-value="Socio de proyecto" calcext:value-type="string">
            <text:p>Socio de proyect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20000000)" office:value-type="float" office:value="20000000" calcext:value-type="float">
            <text:p>$20,000,000</text:p>
          </table:table-cell>
          <table:table-cell table:style-name="ce3" table:formula="of:=IFERROR(__xludf.dummyfunction(&quot;&quot;&quot;COMPUTED_VALUE&quot;&quot;&quot;);93037614)" office:value-type="float" office:value="93037614" calcext:value-type="float">
            <text:p>$93,037,614</text:p>
          </table:table-cell>
          <table:table-cell table:style-name="ce3" table:formula="of:=IFERROR(__xludf.dummyfunction(&quot;&quot;&quot;COMPUTED_VALUE&quot;&quot;&quot;);48185946)" office:value-type="float" office:value="48185946" calcext:value-type="float">
            <text:p>$48,185,946</text:p>
          </table:table-cell>
          <table:table-cell table:style-name="ce3" table:formula="of:=IFERROR(__xludf.dummyfunction(&quot;&quot;&quot;COMPUTED_VALUE&quot;&quot;&quot;);75039300)" office:value-type="float" office:value="75039300" calcext:value-type="float">
            <text:p>$75,039,30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Suzette Maha&quot;)" office:value-type="string" office:string-value="Suzette Maha" calcext:value-type="string">
            <text:p>Suzette Maha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Construcción&quot;)" office:value-type="string" office:string-value="Construcción" calcext:value-type="string">
            <text:p>Construcción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de proyecto&quot;)" office:value-type="string" office:string-value="Socio de proyecto" calcext:value-type="string">
            <text:p>Socio de proyect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90000000)" office:value-type="float" office:value="90000000" calcext:value-type="float">
            <text:p>$90,000,000</text:p>
          </table:table-cell>
          <table:table-cell table:style-name="ce3" table:formula="of:=IFERROR(__xludf.dummyfunction(&quot;&quot;&quot;COMPUTED_VALUE&quot;&quot;&quot;);62088180)" office:value-type="float" office:value="62088180" calcext:value-type="float">
            <text:p>$62,088,180</text:p>
          </table:table-cell>
          <table:table-cell table:style-name="ce3" table:formula="of:=IFERROR(__xludf.dummyfunction(&quot;&quot;&quot;COMPUTED_VALUE&quot;&quot;&quot;);18047519)" office:value-type="float" office:value="18047519" calcext:value-type="float">
            <text:p>$18,047,519</text:p>
          </table:table-cell>
          <table:table-cell table:style-name="ce3" table:formula="of:=IFERROR(__xludf.dummyfunction(&quot;&quot;&quot;COMPUTED_VALUE&quot;&quot;&quot;);3738158)" office:value-type="float" office:value="3738158" calcext:value-type="float">
            <text:p>$3,738,158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Jeffrey Wooland&quot;)" office:value-type="string" office:string-value="Jeffrey Wooland" calcext:value-type="string">
            <text:p>Jeffrey Wooland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capitalista&quot;)" office:value-type="string" office:string-value="Socio capitalista" calcext:value-type="string">
            <text:p>Socio capitalista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1000000)" office:value-type="float" office:value="1000000" calcext:value-type="float">
            <text:p>$1,000,000</text:p>
          </table:table-cell>
          <table:table-cell table:style-name="ce3" table:formula="of:=IFERROR(__xludf.dummyfunction(&quot;&quot;&quot;COMPUTED_VALUE&quot;&quot;&quot;);1160848)" office:value-type="float" office:value="1160848" calcext:value-type="float">
            <text:p>$1,160,848</text:p>
          </table:table-cell>
          <table:table-cell table:style-name="ce3" table:formula="of:=IFERROR(__xludf.dummyfunction(&quot;&quot;&quot;COMPUTED_VALUE&quot;&quot;&quot;);32268145)" office:value-type="float" office:value="32268145" calcext:value-type="float">
            <text:p>$32,268,145</text:p>
          </table:table-cell>
          <table:table-cell table:style-name="ce3" table:formula="of:=IFERROR(__xludf.dummyfunction(&quot;&quot;&quot;COMPUTED_VALUE&quot;&quot;&quot;);13339687)" office:value-type="float" office:value="13339687" calcext:value-type="float">
            <text:p>$13,339,687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Jeffie Babbage&quot;)" office:value-type="string" office:string-value="Jeffie Babbage" calcext:value-type="string">
            <text:p>Jeffie Babbage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Inmobiliario&quot;)" office:value-type="string" office:string-value="Inmobiliario" calcext:value-type="string">
            <text:p>Inmobiliario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de proyecto&quot;)" office:value-type="string" office:string-value="Socio de proyecto" calcext:value-type="string">
            <text:p>Socio de proyect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21224611)" office:value-type="float" office:value="21224611" calcext:value-type="float">
            <text:p>$21,224,611</text:p>
          </table:table-cell>
          <table:table-cell table:style-name="ce3" table:formula="of:=IFERROR(__xludf.dummyfunction(&quot;&quot;&quot;COMPUTED_VALUE&quot;&quot;&quot;);62562457)" office:value-type="float" office:value="62562457" calcext:value-type="float">
            <text:p>$62,562,457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Jephthah Fann&quot;)" office:value-type="string" office:string-value="Jephthah Fann" calcext:value-type="string">
            <text:p>Jephthah Fann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capitalista&quot;)" office:value-type="string" office:string-value="Socio capitalista" calcext:value-type="string">
            <text:p>Socio capitalista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85434615)" office:value-type="float" office:value="85434615" calcext:value-type="float">
            <text:p>$85,434,615</text:p>
          </table:table-cell>
          <table:table-cell table:style-name="ce3" table:formula="of:=IFERROR(__xludf.dummyfunction(&quot;&quot;&quot;COMPUTED_VALUE&quot;&quot;&quot;);79508333)" office:value-type="float" office:value="79508333" calcext:value-type="float">
            <text:p>$79,508,333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Cherye Schubbert&quot;)" office:value-type="string" office:string-value="Cherye Schubbert" calcext:value-type="string">
            <text:p>Cherye Schubbert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de proyecto&quot;)" office:value-type="string" office:string-value="Socio de proyecto" calcext:value-type="string">
            <text:p>Socio de proyect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90000000)" office:value-type="float" office:value="90000000" calcext:value-type="float">
            <text:p>$90,000,000</text:p>
          </table:table-cell>
          <table:table-cell table:style-name="ce3" table:formula="of:=IFERROR(__xludf.dummyfunction(&quot;&quot;&quot;COMPUTED_VALUE&quot;&quot;&quot;);23888885)" office:value-type="float" office:value="23888885" calcext:value-type="float">
            <text:p>$23,888,885</text:p>
          </table:table-cell>
          <table:table-cell table:style-name="ce3" table:formula="of:=IFERROR(__xludf.dummyfunction(&quot;&quot;&quot;COMPUTED_VALUE&quot;&quot;&quot;);68725539)" office:value-type="float" office:value="68725539" calcext:value-type="float">
            <text:p>$68,725,539</text:p>
          </table:table-cell>
          <table:table-cell table:style-name="ce3" table:formula="of:=IFERROR(__xludf.dummyfunction(&quot;&quot;&quot;COMPUTED_VALUE&quot;&quot;&quot;);78613526)" office:value-type="float" office:value="78613526" calcext:value-type="float">
            <text:p>$78,613,526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Avie Sumpner&quot;)" office:value-type="string" office:string-value="Avie Sumpner" calcext:value-type="string">
            <text:p>Avie Sumpner</text:p>
          </table:table-cell>
          <table:table-cell table:style-name="ce1" table:formula="of:=IFERROR(__xludf.dummyfunction(&quot;&quot;&quot;COMPUTED_VALUE&quot;&quot;&quot;);&quot;CHILE&quot;)" office:value-type="string" office:string-value="CHILE" calcext:value-type="string">
            <text:p>CHILE</text:p>
          </table:table-cell>
          <table:table-cell table:style-name="ce1" table:formula="of:=IFERROR(__xludf.dummyfunction(&quot;&quot;&quot;COMPUTED_VALUE&quot;&quot;&quot;);&quot;Educación&quot;)" office:value-type="string" office:string-value="Educación" calcext:value-type="string">
            <text:p>Educación</text:p>
          </table:table-cell>
          <table:table-cell table:style-name="ce1" table:formula="of:=IFERROR(__xludf.dummyfunction(&quot;&quot;&quot;COMPUTED_VALUE&quot;&quot;&quot;);&quot;Capacitación&quot;)" office:value-type="string" office:string-value="Capacitación" calcext:value-type="string">
            <text:p>Capacitación</text:p>
          </table:table-cell>
          <table:table-cell table:style-name="ce1" table:formula="of:=IFERROR(__xludf.dummyfunction(&quot;&quot;&quot;COMPUTED_VALUE&quot;&quot;&quot;);&quot;Académico&quot;)" office:value-type="string" office:string-value="Académico" calcext:value-type="string">
            <text:p>Académico</text:p>
          </table:table-cell>
          <table:table-cell table:style-name="ce1" table:formula="of:=IFERROR(__xludf.dummyfunction(&quot;&quot;&quot;COMPUTED_VALUE&quot;&quot;&quot;);&quot;SI&quot;)" office:value-type="string" office:string-value="SI" calcext:value-type="string">
            <text:p>SI</text:p>
          </table:table-cell>
          <table:table-cell table:style-name="ce3" table:formula="of:=IFERROR(__xludf.dummyfunction(&quot;&quot;&quot;COMPUTED_VALUE&quot;&quot;&quot;);10000000)" office:value-type="float" office:value="10000000" calcext:value-type="float">
            <text:p>$10,000,000</text:p>
          </table:table-cell>
          <table:table-cell table:style-name="ce3" table:formula="of:=IFERROR(__xludf.dummyfunction(&quot;&quot;&quot;COMPUTED_VALUE&quot;&quot;&quot;);23464528)" office:value-type="float" office:value="23464528" calcext:value-type="float">
            <text:p>$23,464,528</text:p>
          </table:table-cell>
          <table:table-cell table:style-name="ce3" table:formula="of:=IFERROR(__xludf.dummyfunction(&quot;&quot;&quot;COMPUTED_VALUE&quot;&quot;&quot;);904543)" office:value-type="float" office:value="904543" calcext:value-type="float">
            <text:p>$904,543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Berthe Rodway&quot;)" office:value-type="string" office:string-value="Berthe Rodway" calcext:value-type="string">
            <text:p>Berthe Rodway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Educación&quot;)" office:value-type="string" office:string-value="Educación" calcext:value-type="string">
            <text:p>Educación</text:p>
          </table:table-cell>
          <table:table-cell table:style-name="ce1" table:formula="of:=IFERROR(__xludf.dummyfunction(&quot;&quot;&quot;COMPUTED_VALUE&quot;&quot;&quot;);&quot;Capacitación&quot;)" office:value-type="string" office:string-value="Capacitación" calcext:value-type="string">
            <text:p>Capacitación</text:p>
          </table:table-cell>
          <table:table-cell table:style-name="ce1" table:formula="of:=IFERROR(__xludf.dummyfunction(&quot;&quot;&quot;COMPUTED_VALUE&quot;&quot;&quot;);&quot;Académico&quot;)" office:value-type="string" office:string-value="Académico" calcext:value-type="string">
            <text:p>Académic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66204884)" office:value-type="float" office:value="66204884" calcext:value-type="float">
            <text:p>$66,204,884</text:p>
          </table:table-cell>
          <table:table-cell table:style-name="ce3" table:formula="of:=IFERROR(__xludf.dummyfunction(&quot;&quot;&quot;COMPUTED_VALUE&quot;&quot;&quot;);27801447)" office:value-type="float" office:value="27801447" calcext:value-type="float">
            <text:p>$27,801,447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Cameron Drable&quot;)" office:value-type="string" office:string-value="Cameron Drable" calcext:value-type="string">
            <text:p>Cameron Drable</text:p>
          </table:table-cell>
          <table:table-cell table:style-name="ce1" table:formula="of:=IFERROR(__xludf.dummyfunction(&quot;&quot;&quot;COMPUTED_VALUE&quot;&quot;&quot;);&quot;CHILE&quot;)" office:value-type="string" office:string-value="CHILE" calcext:value-type="string">
            <text:p>CHILE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capitalista&quot;)" office:value-type="string" office:string-value="Socio capitalista" calcext:value-type="string">
            <text:p>Socio capitalista</text:p>
          </table:table-cell>
          <table:table-cell table:style-name="ce1" table:formula="of:=IFERROR(__xludf.dummyfunction(&quot;&quot;&quot;COMPUTED_VALUE&quot;&quot;&quot;);&quot;SI&quot;)" office:value-type="string" office:string-value="SI" calcext:value-type="string">
            <text:p>SI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30987169)" office:value-type="float" office:value="30987169" calcext:value-type="float">
            <text:p>$30,987,169</text:p>
          </table:table-cell>
          <table:table-cell table:style-name="ce3" table:formula="of:=IFERROR(__xludf.dummyfunction(&quot;&quot;&quot;COMPUTED_VALUE&quot;&quot;&quot;);7339680)" office:value-type="float" office:value="7339680" calcext:value-type="float">
            <text:p>$7,339,68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Trixie Gilhouley&quot;)" office:value-type="string" office:string-value="Trixie Gilhouley" calcext:value-type="string">
            <text:p>Trixie Gilhouley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Agroindustrial&quot;)" office:value-type="string" office:string-value="Agroindustrial" calcext:value-type="string">
            <text:p>Agroindustrial</text:p>
          </table:table-cell>
          <table:table-cell table:style-name="ce1" table:formula="of:=IFERROR(__xludf.dummyfunction(&quot;&quot;&quot;COMPUTED_VALUE&quot;&quot;&quot;);&quot;Trabajo&quot;)" office:value-type="string" office:string-value="Trabajo" calcext:value-type="string">
            <text:p>Trabajo</text:p>
          </table:table-cell>
          <table:table-cell table:style-name="ce1" table:formula="of:=IFERROR(__xludf.dummyfunction(&quot;&quot;&quot;COMPUTED_VALUE&quot;&quot;&quot;);&quot;Buscando trabajo&quot;)" office:value-type="string" office:string-value="Buscando trabajo" calcext:value-type="string">
            <text:p>Buscando trabaj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10000000)" office:value-type="float" office:value="10000000" calcext:value-type="float">
            <text:p>$10,000,000</text:p>
          </table:table-cell>
          <table:table-cell table:style-name="ce3" table:formula="of:=IFERROR(__xludf.dummyfunction(&quot;&quot;&quot;COMPUTED_VALUE&quot;&quot;&quot;);22390348)" office:value-type="float" office:value="22390348" calcext:value-type="float">
            <text:p>$22,390,348</text:p>
          </table:table-cell>
          <table:table-cell table:style-name="ce3" table:formula="of:=IFERROR(__xludf.dummyfunction(&quot;&quot;&quot;COMPUTED_VALUE&quot;&quot;&quot;);24476166)" office:value-type="float" office:value="24476166" calcext:value-type="float">
            <text:p>$24,476,166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Hector Santoro&quot;)" office:value-type="string" office:string-value="Hector Santoro" calcext:value-type="string">
            <text:p>Hector Santoro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de proyecto&quot;)" office:value-type="string" office:string-value="Socio de proyecto" calcext:value-type="string">
            <text:p>Socio de proyect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20000000)" office:value-type="float" office:value="20000000" calcext:value-type="float">
            <text:p>$20,000,000</text:p>
          </table:table-cell>
          <table:table-cell table:style-name="ce3" table:formula="of:=IFERROR(__xludf.dummyfunction(&quot;&quot;&quot;COMPUTED_VALUE&quot;&quot;&quot;);31670482)" office:value-type="float" office:value="31670482" calcext:value-type="float">
            <text:p>$31,670,482</text:p>
          </table:table-cell>
          <table:table-cell table:style-name="ce3" table:formula="of:=IFERROR(__xludf.dummyfunction(&quot;&quot;&quot;COMPUTED_VALUE&quot;&quot;&quot;);15619630)" office:value-type="float" office:value="15619630" calcext:value-type="float">
            <text:p>$15,619,630</text:p>
          </table:table-cell>
          <table:table-cell table:style-name="ce3" table:formula="of:=IFERROR(__xludf.dummyfunction(&quot;&quot;&quot;COMPUTED_VALUE&quot;&quot;&quot;);59838390)" office:value-type="float" office:value="59838390" calcext:value-type="float">
            <text:p>$59,838,39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Jennilee Wren&quot;)" office:value-type="string" office:string-value="Jennilee Wren" calcext:value-type="string">
            <text:p>Jennilee Wren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Inmobiliario&quot;)" office:value-type="string" office:string-value="Inmobiliario" calcext:value-type="string">
            <text:p>Inmobiliario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capitalista&quot;)" office:value-type="string" office:string-value="Socio capitalista" calcext:value-type="string">
            <text:p>Socio capitalista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20000000)" office:value-type="float" office:value="20000000" calcext:value-type="float">
            <text:p>$20,000,000</text:p>
          </table:table-cell>
          <table:table-cell table:style-name="ce3" table:formula="of:=IFERROR(__xludf.dummyfunction(&quot;&quot;&quot;COMPUTED_VALUE&quot;&quot;&quot;);81056910)" office:value-type="float" office:value="81056910" calcext:value-type="float">
            <text:p>$81,056,910</text:p>
          </table:table-cell>
          <table:table-cell table:style-name="ce3" table:formula="of:=IFERROR(__xludf.dummyfunction(&quot;&quot;&quot;COMPUTED_VALUE&quot;&quot;&quot;);96438403)" office:value-type="float" office:value="96438403" calcext:value-type="float">
            <text:p>$96,438,403</text:p>
          </table:table-cell>
          <table:table-cell table:style-name="ce3" table:formula="of:=IFERROR(__xludf.dummyfunction(&quot;&quot;&quot;COMPUTED_VALUE&quot;&quot;&quot;);90723423)" office:value-type="float" office:value="90723423" calcext:value-type="float">
            <text:p>$90,723,423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Leesa Arlidge&quot;)" office:value-type="string" office:string-value="Leesa Arlidge" calcext:value-type="string">
            <text:p>Leesa Arlidge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de proyecto&quot;)" office:value-type="string" office:string-value="Socio de proyecto" calcext:value-type="string">
            <text:p>Socio de proyect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52936315)" office:value-type="float" office:value="52936315" calcext:value-type="float">
            <text:p>$52,936,315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Timi Filliskirk&quot;)" office:value-type="string" office:string-value="Timi Filliskirk" calcext:value-type="string">
            <text:p>Timi Filliskirk</text:p>
          </table:table-cell>
          <table:table-cell table:style-name="ce1" table:formula="of:=IFERROR(__xludf.dummyfunction(&quot;&quot;&quot;COMPUTED_VALUE&quot;&quot;&quot;);&quot;VENEZUELA&quot;)" office:value-type="string" office:string-value="VENEZUELA" calcext:value-type="string">
            <text:p>VENEZUEL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Trabajo&quot;)" office:value-type="string" office:string-value="Trabajo" calcext:value-type="string">
            <text:p>Trabajo</text:p>
          </table:table-cell>
          <table:table-cell table:style-name="ce1" table:formula="of:=IFERROR(__xludf.dummyfunction(&quot;&quot;&quot;COMPUTED_VALUE&quot;&quot;&quot;);&quot;Buscando trabajo&quot;)" office:value-type="string" office:string-value="Buscando trabajo" calcext:value-type="string">
            <text:p>Buscando trabaj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30000000)" office:value-type="float" office:value="30000000" calcext:value-type="float">
            <text:p>$30,000,000</text:p>
          </table:table-cell>
          <table:table-cell table:style-name="ce3" table:formula="of:=IFERROR(__xludf.dummyfunction(&quot;&quot;&quot;COMPUTED_VALUE&quot;&quot;&quot;);91413171)" office:value-type="float" office:value="91413171" calcext:value-type="float">
            <text:p>$91,413,171</text:p>
          </table:table-cell>
          <table:table-cell table:style-name="ce3" table:formula="of:=IFERROR(__xludf.dummyfunction(&quot;&quot;&quot;COMPUTED_VALUE&quot;&quot;&quot;);13211402)" office:value-type="float" office:value="13211402" calcext:value-type="float">
            <text:p>$13,211,402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Randee Dibdall&quot;)" office:value-type="string" office:string-value="Randee Dibdall" calcext:value-type="string">
            <text:p>Randee Dibdall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Educación&quot;)" office:value-type="string" office:string-value="Educación" calcext:value-type="string">
            <text:p>Educación</text:p>
          </table:table-cell>
          <table:table-cell table:style-name="ce1" table:formula="of:=IFERROR(__xludf.dummyfunction(&quot;&quot;&quot;COMPUTED_VALUE&quot;&quot;&quot;);&quot;Capacitación&quot;)" office:value-type="string" office:string-value="Capacitación" calcext:value-type="string">
            <text:p>Capacitación</text:p>
          </table:table-cell>
          <table:table-cell table:style-name="ce1" table:formula="of:=IFERROR(__xludf.dummyfunction(&quot;&quot;&quot;COMPUTED_VALUE&quot;&quot;&quot;);&quot;Académico&quot;)" office:value-type="string" office:string-value="Académico" calcext:value-type="string">
            <text:p>Académic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1000000)" office:value-type="float" office:value="1000000" calcext:value-type="float">
            <text:p>$1,000,000</text:p>
          </table:table-cell>
          <table:table-cell table:style-name="ce3" table:formula="of:=IFERROR(__xludf.dummyfunction(&quot;&quot;&quot;COMPUTED_VALUE&quot;&quot;&quot;);87347043)" office:value-type="float" office:value="87347043" calcext:value-type="float">
            <text:p>$87,347,043</text:p>
          </table:table-cell>
          <table:table-cell table:style-name="ce3" table:formula="of:=IFERROR(__xludf.dummyfunction(&quot;&quot;&quot;COMPUTED_VALUE&quot;&quot;&quot;);50796112)" office:value-type="float" office:value="50796112" calcext:value-type="float">
            <text:p>$50,796,112</text:p>
          </table:table-cell>
          <table:table-cell table:style-name="ce3" table:formula="of:=IFERROR(__xludf.dummyfunction(&quot;&quot;&quot;COMPUTED_VALUE&quot;&quot;&quot;);72757830)" office:value-type="float" office:value="72757830" calcext:value-type="float">
            <text:p>$72,757,83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De witt Madison&quot;)" office:value-type="string" office:string-value="De witt Madison" calcext:value-type="string">
            <text:p>De witt Madison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Trabajo&quot;)" office:value-type="string" office:string-value="Trabajo" calcext:value-type="string">
            <text:p>Trabajo</text:p>
          </table:table-cell>
          <table:table-cell table:style-name="ce1" table:formula="of:=IFERROR(__xludf.dummyfunction(&quot;&quot;&quot;COMPUTED_VALUE&quot;&quot;&quot;);&quot;Buscando trabajo&quot;)" office:value-type="string" office:string-value="Buscando trabajo" calcext:value-type="string">
            <text:p>Buscando trabaj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38721754)" office:value-type="float" office:value="38721754" calcext:value-type="float">
            <text:p>$38,721,754</text:p>
          </table:table-cell>
          <table:table-cell table:style-name="ce3" table:formula="of:=IFERROR(__xludf.dummyfunction(&quot;&quot;&quot;COMPUTED_VALUE&quot;&quot;&quot;);77230635)" office:value-type="float" office:value="77230635" calcext:value-type="float">
            <text:p>$77,230,635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Delbert Bampkin&quot;)" office:value-type="string" office:string-value="Delbert Bampkin" calcext:value-type="string">
            <text:p>Delbert Bampkin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Trabajo&quot;)" office:value-type="string" office:string-value="Trabajo" calcext:value-type="string">
            <text:p>Trabajo</text:p>
          </table:table-cell>
          <table:table-cell table:style-name="ce1" table:formula="of:=IFERROR(__xludf.dummyfunction(&quot;&quot;&quot;COMPUTED_VALUE&quot;&quot;&quot;);&quot;Buscando trabajo&quot;)" office:value-type="string" office:string-value="Buscando trabajo" calcext:value-type="string">
            <text:p>Buscando trabaj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10000000)" office:value-type="float" office:value="10000000" calcext:value-type="float">
            <text:p>$10,000,000</text:p>
          </table:table-cell>
          <table:table-cell table:style-name="ce3" table:formula="of:=IFERROR(__xludf.dummyfunction(&quot;&quot;&quot;COMPUTED_VALUE&quot;&quot;&quot;);43538967)" office:value-type="float" office:value="43538967" calcext:value-type="float">
            <text:p>$43,538,967</text:p>
          </table:table-cell>
          <table:table-cell table:style-name="ce3" table:formula="of:=IFERROR(__xludf.dummyfunction(&quot;&quot;&quot;COMPUTED_VALUE&quot;&quot;&quot;);5161300)" office:value-type="float" office:value="5161300" calcext:value-type="float">
            <text:p>$5,161,300</text:p>
          </table:table-cell>
          <table:table-cell table:style-name="ce3" table:formula="of:=IFERROR(__xludf.dummyfunction(&quot;&quot;&quot;COMPUTED_VALUE&quot;&quot;&quot;);85417673)" office:value-type="float" office:value="85417673" calcext:value-type="float">
            <text:p>$85,417,673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Phoebe Pady&quot;)" office:value-type="string" office:string-value="Phoebe Pady" calcext:value-type="string">
            <text:p>Phoebe Pady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Inmobiliario&quot;)" office:value-type="string" office:string-value="Inmobiliario" calcext:value-type="string">
            <text:p>Inmobiliario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capitalista&quot;)" office:value-type="string" office:string-value="Socio capitalista" calcext:value-type="string">
            <text:p>Socio capitalista</text:p>
          </table:table-cell>
          <table:table-cell table:style-name="ce1" table:formula="of:=IFERROR(__xludf.dummyfunction(&quot;&quot;&quot;COMPUTED_VALUE&quot;&quot;&quot;);&quot;SI&quot;)" office:value-type="string" office:string-value="SI" calcext:value-type="string">
            <text:p>SI</text:p>
          </table:table-cell>
          <table:table-cell table:style-name="ce3" table:formula="of:=IFERROR(__xludf.dummyfunction(&quot;&quot;&quot;COMPUTED_VALUE&quot;&quot;&quot;);1000000)" office:value-type="float" office:value="1000000" calcext:value-type="float">
            <text:p>$1,000,000</text:p>
          </table:table-cell>
          <table:table-cell table:style-name="ce3" table:formula="of:=IFERROR(__xludf.dummyfunction(&quot;&quot;&quot;COMPUTED_VALUE&quot;&quot;&quot;);95899452)" office:value-type="float" office:value="95899452" calcext:value-type="float">
            <text:p>$95,899,452</text:p>
          </table:table-cell>
          <table:table-cell table:style-name="ce3" table:formula="of:=IFERROR(__xludf.dummyfunction(&quot;&quot;&quot;COMPUTED_VALUE&quot;&quot;&quot;);2565664)" office:value-type="float" office:value="2565664" calcext:value-type="float">
            <text:p>$2,565,664</text:p>
          </table:table-cell>
          <table:table-cell table:style-name="ce3" table:formula="of:=IFERROR(__xludf.dummyfunction(&quot;&quot;&quot;COMPUTED_VALUE&quot;&quot;&quot;);39602953)" office:value-type="float" office:value="39602953" calcext:value-type="float">
            <text:p>$39,602,953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Katharina Rappa&quot;)" office:value-type="string" office:string-value="Katharina Rappa" calcext:value-type="string">
            <text:p>Katharina Rappa</text:p>
          </table:table-cell>
          <table:table-cell table:style-name="ce1" table:formula="of:=IFERROR(__xludf.dummyfunction(&quot;&quot;&quot;COMPUTED_VALUE&quot;&quot;&quot;);&quot;BRASIL&quot;)" office:value-type="string" office:string-value="BRASIL" calcext:value-type="string">
            <text:p>BRASIL</text:p>
          </table:table-cell>
          <table:table-cell table:style-name="ce1" table:formula="of:=IFERROR(__xludf.dummyfunction(&quot;&quot;&quot;COMPUTED_VALUE&quot;&quot;&quot;);&quot;Inmobiliario&quot;)" office:value-type="string" office:string-value="Inmobiliario" calcext:value-type="string">
            <text:p>Inmobiliario</text:p>
          </table:table-cell>
          <table:table-cell table:style-name="ce1" table:formula="of:=IFERROR(__xludf.dummyfunction(&quot;&quot;&quot;COMPUTED_VALUE&quot;&quot;&quot;);&quot;Trabajo&quot;)" office:value-type="string" office:string-value="Trabajo" calcext:value-type="string">
            <text:p>Trabajo</text:p>
          </table:table-cell>
          <table:table-cell table:style-name="ce1" table:formula="of:=IFERROR(__xludf.dummyfunction(&quot;&quot;&quot;COMPUTED_VALUE&quot;&quot;&quot;);&quot;Buscando trabajo&quot;)" office:value-type="string" office:string-value="Buscando trabajo" calcext:value-type="string">
            <text:p>Buscando trabajo</text:p>
          </table:table-cell>
          <table:table-cell table:style-name="ce1" table:formula="of:=IFERROR(__xludf.dummyfunction(&quot;&quot;&quot;COMPUTED_VALUE&quot;&quot;&quot;);&quot;SI&quot;)" office:value-type="string" office:string-value="SI" calcext:value-type="string">
            <text:p>SI</text:p>
          </table:table-cell>
          <table:table-cell table:style-name="ce3" table:formula="of:=IFERROR(__xludf.dummyfunction(&quot;&quot;&quot;COMPUTED_VALUE&quot;&quot;&quot;);1000000)" office:value-type="float" office:value="1000000" calcext:value-type="float">
            <text:p>$1,000,000</text:p>
          </table:table-cell>
          <table:table-cell table:style-name="ce3" table:formula="of:=IFERROR(__xludf.dummyfunction(&quot;&quot;&quot;COMPUTED_VALUE&quot;&quot;&quot;);81347428)" office:value-type="float" office:value="81347428" calcext:value-type="float">
            <text:p>$81,347,428</text:p>
          </table:table-cell>
          <table:table-cell table:style-name="ce3" table:formula="of:=IFERROR(__xludf.dummyfunction(&quot;&quot;&quot;COMPUTED_VALUE&quot;&quot;&quot;);10860215)" office:value-type="float" office:value="10860215" calcext:value-type="float">
            <text:p>$10,860,215</text:p>
          </table:table-cell>
          <table:table-cell table:style-name="ce3" table:formula="of:=IFERROR(__xludf.dummyfunction(&quot;&quot;&quot;COMPUTED_VALUE&quot;&quot;&quot;);28637290)" office:value-type="float" office:value="28637290" calcext:value-type="float">
            <text:p>$28,637,29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Salim Button&quot;)" office:value-type="string" office:string-value="Salim Button" calcext:value-type="string">
            <text:p>Salim Button</text:p>
          </table:table-cell>
          <table:table-cell table:style-name="ce1" table:formula="of:=IFERROR(__xludf.dummyfunction(&quot;&quot;&quot;COMPUTED_VALUE&quot;&quot;&quot;);&quot;BRASIL&quot;)" office:value-type="string" office:string-value="BRASIL" calcext:value-type="string">
            <text:p>BRASIL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de proyecto&quot;)" office:value-type="string" office:string-value="Socio de proyecto" calcext:value-type="string">
            <text:p>Socio de proyecto</text:p>
          </table:table-cell>
          <table:table-cell table:style-name="ce1" table:formula="of:=IFERROR(__xludf.dummyfunction(&quot;&quot;&quot;COMPUTED_VALUE&quot;&quot;&quot;);&quot;SI&quot;)" office:value-type="string" office:string-value="SI" calcext:value-type="string">
            <text:p>SI</text:p>
          </table:table-cell>
          <table:table-cell table:style-name="ce3" table:formula="of:=IFERROR(__xludf.dummyfunction(&quot;&quot;&quot;COMPUTED_VALUE&quot;&quot;&quot;);30000000)" office:value-type="float" office:value="30000000" calcext:value-type="float">
            <text:p>$30,000,000</text:p>
          </table:table-cell>
          <table:table-cell table:style-name="ce3" table:formula="of:=IFERROR(__xludf.dummyfunction(&quot;&quot;&quot;COMPUTED_VALUE&quot;&quot;&quot;);52442860)" office:value-type="float" office:value="52442860" calcext:value-type="float">
            <text:p>$52,442,860</text:p>
          </table:table-cell>
          <table:table-cell table:style-name="ce3" table:formula="of:=IFERROR(__xludf.dummyfunction(&quot;&quot;&quot;COMPUTED_VALUE&quot;&quot;&quot;);2659881)" office:value-type="float" office:value="2659881" calcext:value-type="float">
            <text:p>$2,659,881</text:p>
          </table:table-cell>
          <table:table-cell table:style-name="ce3" table:formula="of:=IFERROR(__xludf.dummyfunction(&quot;&quot;&quot;COMPUTED_VALUE&quot;&quot;&quot;);80287314)" office:value-type="float" office:value="80287314" calcext:value-type="float">
            <text:p>$80,287,314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Bab Oehm&quot;)" office:value-type="string" office:string-value="Bab Oehm" calcext:value-type="string">
            <text:p>Bab Oehm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capitalista&quot;)" office:value-type="string" office:string-value="Socio capitalista" calcext:value-type="string">
            <text:p>Socio capitalista</text:p>
          </table:table-cell>
          <table:table-cell table:style-name="ce1" table:formula="of:=IFERROR(__xludf.dummyfunction(&quot;&quot;&quot;COMPUTED_VALUE&quot;&quot;&quot;);&quot;SI&quot;)" office:value-type="string" office:string-value="SI" calcext:value-type="string">
            <text:p>SI</text:p>
          </table:table-cell>
          <table:table-cell table:style-name="ce3" table:formula="of:=IFERROR(__xludf.dummyfunction(&quot;&quot;&quot;COMPUTED_VALUE&quot;&quot;&quot;);10000000)" office:value-type="float" office:value="10000000" calcext:value-type="float">
            <text:p>$10,000,000</text:p>
          </table:table-cell>
          <table:table-cell table:style-name="ce3" table:formula="of:=IFERROR(__xludf.dummyfunction(&quot;&quot;&quot;COMPUTED_VALUE&quot;&quot;&quot;);96199053)" office:value-type="float" office:value="96199053" calcext:value-type="float">
            <text:p>$96,199,053</text:p>
          </table:table-cell>
          <table:table-cell table:style-name="ce3" table:formula="of:=IFERROR(__xludf.dummyfunction(&quot;&quot;&quot;COMPUTED_VALUE&quot;&quot;&quot;);31746355)" office:value-type="float" office:value="31746355" calcext:value-type="float">
            <text:p>$31,746,355</text:p>
          </table:table-cell>
          <table:table-cell table:style-name="ce3" table:formula="of:=IFERROR(__xludf.dummyfunction(&quot;&quot;&quot;COMPUTED_VALUE&quot;&quot;&quot;);80063468)" office:value-type="float" office:value="80063468" calcext:value-type="float">
            <text:p>$80,063,468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Abby Athow&quot;)" office:value-type="string" office:string-value="Abby Athow" calcext:value-type="string">
            <text:p>Abby Athow</text:p>
          </table:table-cell>
          <table:table-cell table:style-name="ce1" table:formula="of:=IFERROR(__xludf.dummyfunction(&quot;&quot;&quot;COMPUTED_VALUE&quot;&quot;&quot;);&quot;URUGUAY&quot;)" office:value-type="string" office:string-value="URUGUAY" calcext:value-type="string">
            <text:p>URUGUAY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Trabajo&quot;)" office:value-type="string" office:string-value="Trabajo" calcext:value-type="string">
            <text:p>Trabajo</text:p>
          </table:table-cell>
          <table:table-cell table:style-name="ce1" table:formula="of:=IFERROR(__xludf.dummyfunction(&quot;&quot;&quot;COMPUTED_VALUE&quot;&quot;&quot;);&quot;Buscando trabajo&quot;)" office:value-type="string" office:string-value="Buscando trabajo" calcext:value-type="string">
            <text:p>Buscando trabaj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1000000)" office:value-type="float" office:value="1000000" calcext:value-type="float">
            <text:p>$1,000,000</text:p>
          </table:table-cell>
          <table:table-cell table:style-name="ce3" table:formula="of:=IFERROR(__xludf.dummyfunction(&quot;&quot;&quot;COMPUTED_VALUE&quot;&quot;&quot;);71783742)" office:value-type="float" office:value="71783742" calcext:value-type="float">
            <text:p>$71,783,742</text:p>
          </table:table-cell>
          <table:table-cell table:style-name="ce3" table:formula="of:=IFERROR(__xludf.dummyfunction(&quot;&quot;&quot;COMPUTED_VALUE&quot;&quot;&quot;);64667814)" office:value-type="float" office:value="64667814" calcext:value-type="float">
            <text:p>$64,667,814</text:p>
          </table:table-cell>
          <table:table-cell table:style-name="ce3" table:formula="of:=IFERROR(__xludf.dummyfunction(&quot;&quot;&quot;COMPUTED_VALUE&quot;&quot;&quot;);70653180)" office:value-type="float" office:value="70653180" calcext:value-type="float">
            <text:p>$70,653,18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Guido Abbe&quot;)" office:value-type="string" office:string-value="Guido Abbe" calcext:value-type="string">
            <text:p>Guido Abbe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Trabajo&quot;)" office:value-type="string" office:string-value="Trabajo" calcext:value-type="string">
            <text:p>Trabajo</text:p>
          </table:table-cell>
          <table:table-cell table:style-name="ce1" table:formula="of:=IFERROR(__xludf.dummyfunction(&quot;&quot;&quot;COMPUTED_VALUE&quot;&quot;&quot;);&quot;Buscando trabajo&quot;)" office:value-type="string" office:string-value="Buscando trabajo" calcext:value-type="string">
            <text:p>Buscando trabaj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90000000)" office:value-type="float" office:value="90000000" calcext:value-type="float">
            <text:p>$90,000,000</text:p>
          </table:table-cell>
          <table:table-cell table:style-name="ce3" table:formula="of:=IFERROR(__xludf.dummyfunction(&quot;&quot;&quot;COMPUTED_VALUE&quot;&quot;&quot;);94913746)" office:value-type="float" office:value="94913746" calcext:value-type="float">
            <text:p>$94,913,746</text:p>
          </table:table-cell>
          <table:table-cell table:style-name="ce3" table:formula="of:=IFERROR(__xludf.dummyfunction(&quot;&quot;&quot;COMPUTED_VALUE&quot;&quot;&quot;);74083223)" office:value-type="float" office:value="74083223" calcext:value-type="float">
            <text:p>$74,083,223</text:p>
          </table:table-cell>
          <table:table-cell table:style-name="ce3" table:formula="of:=IFERROR(__xludf.dummyfunction(&quot;&quot;&quot;COMPUTED_VALUE&quot;&quot;&quot;);31617670)" office:value-type="float" office:value="31617670" calcext:value-type="float">
            <text:p>$31,617,67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Ginger Boulde&quot;)" office:value-type="string" office:string-value="Ginger Boulde" calcext:value-type="string">
            <text:p>Ginger Boulde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Trabajo&quot;)" office:value-type="string" office:string-value="Trabajo" calcext:value-type="string">
            <text:p>Trabajo</text:p>
          </table:table-cell>
          <table:table-cell table:style-name="ce1" table:formula="of:=IFERROR(__xludf.dummyfunction(&quot;&quot;&quot;COMPUTED_VALUE&quot;&quot;&quot;);&quot;Ofreciendo trabajo&quot;)" office:value-type="string" office:string-value="Ofreciendo trabajo" calcext:value-type="string">
            <text:p>Ofreciendo trabaj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67753952)" office:value-type="float" office:value="67753952" calcext:value-type="float">
            <text:p>$67,753,952</text:p>
          </table:table-cell>
          <table:table-cell table:style-name="ce3" table:formula="of:=IFERROR(__xludf.dummyfunction(&quot;&quot;&quot;COMPUTED_VALUE&quot;&quot;&quot;);77205812)" office:value-type="float" office:value="77205812" calcext:value-type="float">
            <text:p>$77,205,812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Carita Kirwood&quot;)" office:value-type="string" office:string-value="Carita Kirwood" calcext:value-type="string">
            <text:p>Carita Kirwood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de proyecto&quot;)" office:value-type="string" office:string-value="Socio de proyecto" calcext:value-type="string">
            <text:p>Socio de proyecto</text:p>
          </table:table-cell>
          <table:table-cell table:style-name="ce1" table:formula="of:=IFERROR(__xludf.dummyfunction(&quot;&quot;&quot;COMPUTED_VALUE&quot;&quot;&quot;);&quot;SI&quot;)" office:value-type="string" office:string-value="SI" calcext:value-type="string">
            <text:p>SI</text:p>
          </table:table-cell>
          <table:table-cell table:style-name="ce3" table:formula="of:=IFERROR(__xludf.dummyfunction(&quot;&quot;&quot;COMPUTED_VALUE&quot;&quot;&quot;);30000000)" office:value-type="float" office:value="30000000" calcext:value-type="float">
            <text:p>$30,000,000</text:p>
          </table:table-cell>
          <table:table-cell table:style-name="ce3" table:formula="of:=IFERROR(__xludf.dummyfunction(&quot;&quot;&quot;COMPUTED_VALUE&quot;&quot;&quot;);33477783)" office:value-type="float" office:value="33477783" calcext:value-type="float">
            <text:p>$33,477,783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27651635)" office:value-type="float" office:value="27651635" calcext:value-type="float">
            <text:p>$27,651,635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Aliza Warland&quot;)" office:value-type="string" office:string-value="Aliza Warland" calcext:value-type="string">
            <text:p>Aliza Warland</text:p>
          </table:table-cell>
          <table:table-cell table:style-name="ce1" table:formula="of:=IFERROR(__xludf.dummyfunction(&quot;&quot;&quot;COMPUTED_VALUE&quot;&quot;&quot;);&quot;PARAGUAY&quot;)" office:value-type="string" office:string-value="PARAGUAY" calcext:value-type="string">
            <text:p>PARAGUAY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Trabajo&quot;)" office:value-type="string" office:string-value="Trabajo" calcext:value-type="string">
            <text:p>Trabajo</text:p>
          </table:table-cell>
          <table:table-cell table:style-name="ce1" table:formula="of:=IFERROR(__xludf.dummyfunction(&quot;&quot;&quot;COMPUTED_VALUE&quot;&quot;&quot;);&quot;Buscando trabajo&quot;)" office:value-type="string" office:string-value="Buscando trabajo" calcext:value-type="string">
            <text:p>Buscando trabajo</text:p>
          </table:table-cell>
          <table:table-cell table:style-name="ce1" table:formula="of:=IFERROR(__xludf.dummyfunction(&quot;&quot;&quot;COMPUTED_VALUE&quot;&quot;&quot;);&quot;SI&quot;)" office:value-type="string" office:string-value="SI" calcext:value-type="string">
            <text:p>SI</text:p>
          </table:table-cell>
          <table:table-cell table:style-name="ce3" table:formula="of:=IFERROR(__xludf.dummyfunction(&quot;&quot;&quot;COMPUTED_VALUE&quot;&quot;&quot;);50000000)" office:value-type="float" office:value="50000000" calcext:value-type="float">
            <text:p>$50,000,000</text:p>
          </table:table-cell>
          <table:table-cell table:style-name="ce3" table:formula="of:=IFERROR(__xludf.dummyfunction(&quot;&quot;&quot;COMPUTED_VALUE&quot;&quot;&quot;);2702447)" office:value-type="float" office:value="2702447" calcext:value-type="float">
            <text:p>$2,702,447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44671760)" office:value-type="float" office:value="44671760" calcext:value-type="float">
            <text:p>$44,671,76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Charin Champneys&quot;)" office:value-type="string" office:string-value="Charin Champneys" calcext:value-type="string">
            <text:p>Charin Champneys</text:p>
          </table:table-cell>
          <table:table-cell table:style-name="ce1" table:formula="of:=IFERROR(__xludf.dummyfunction(&quot;&quot;&quot;COMPUTED_VALUE&quot;&quot;&quot;);&quot;BRASIL&quot;)" office:value-type="string" office:string-value="BRASIL" calcext:value-type="string">
            <text:p>BRASIL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de proyecto&quot;)" office:value-type="string" office:string-value="Socio de proyecto" calcext:value-type="string">
            <text:p>Socio de proyect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50000000)" office:value-type="float" office:value="50000000" calcext:value-type="float">
            <text:p>$50,000,000</text:p>
          </table:table-cell>
          <table:table-cell table:style-name="ce3" table:formula="of:=IFERROR(__xludf.dummyfunction(&quot;&quot;&quot;COMPUTED_VALUE&quot;&quot;&quot;);70787848)" office:value-type="float" office:value="70787848" calcext:value-type="float">
            <text:p>$70,787,848</text:p>
          </table:table-cell>
          <table:table-cell table:style-name="ce3" table:formula="of:=IFERROR(__xludf.dummyfunction(&quot;&quot;&quot;COMPUTED_VALUE&quot;&quot;&quot;);33368202)" office:value-type="float" office:value="33368202" calcext:value-type="float">
            <text:p>$33,368,202</text:p>
          </table:table-cell>
          <table:table-cell table:style-name="ce3" table:formula="of:=IFERROR(__xludf.dummyfunction(&quot;&quot;&quot;COMPUTED_VALUE&quot;&quot;&quot;);43277527)" office:value-type="float" office:value="43277527" calcext:value-type="float">
            <text:p>$43,277,527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Wells Shay&quot;)" office:value-type="string" office:string-value="Wells Shay" calcext:value-type="string">
            <text:p>Wells Shay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Capacitación&quot;)" office:value-type="string" office:string-value="Capacitación" calcext:value-type="string">
            <text:p>Capacitación</text:p>
          </table:table-cell>
          <table:table-cell table:style-name="ce1" table:formula="of:=IFERROR(__xludf.dummyfunction(&quot;&quot;&quot;COMPUTED_VALUE&quot;&quot;&quot;);&quot;Otro tipo&quot;)" office:value-type="string" office:string-value="Otro tipo" calcext:value-type="string">
            <text:p>Otro tipo</text:p>
          </table:table-cell>
          <table:table-cell table:style-name="ce1" table:formula="of:=IFERROR(__xludf.dummyfunction(&quot;&quot;&quot;COMPUTED_VALUE&quot;&quot;&quot;);&quot;SI&quot;)" office:value-type="string" office:string-value="SI" calcext:value-type="string">
            <text:p>SI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46563396)" office:value-type="float" office:value="46563396" calcext:value-type="float">
            <text:p>$46,563,396</text:p>
          </table:table-cell>
          <table:table-cell table:style-name="ce3" table:formula="of:=IFERROR(__xludf.dummyfunction(&quot;&quot;&quot;COMPUTED_VALUE&quot;&quot;&quot;);63313535)" office:value-type="float" office:value="63313535" calcext:value-type="float">
            <text:p>$63,313,535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Sherman Johnston&quot;)" office:value-type="string" office:string-value="Sherman Johnston" calcext:value-type="string">
            <text:p>Sherman Johnston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de proyecto&quot;)" office:value-type="string" office:string-value="Socio de proyecto" calcext:value-type="string">
            <text:p>Socio de proyect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20000000)" office:value-type="float" office:value="20000000" calcext:value-type="float">
            <text:p>$20,000,000</text:p>
          </table:table-cell>
          <table:table-cell table:style-name="ce3" table:formula="of:=IFERROR(__xludf.dummyfunction(&quot;&quot;&quot;COMPUTED_VALUE&quot;&quot;&quot;);40064620)" office:value-type="float" office:value="40064620" calcext:value-type="float">
            <text:p>$40,064,620</text:p>
          </table:table-cell>
          <table:table-cell table:style-name="ce3" table:formula="of:=IFERROR(__xludf.dummyfunction(&quot;&quot;&quot;COMPUTED_VALUE&quot;&quot;&quot;);98137438)" office:value-type="float" office:value="98137438" calcext:value-type="float">
            <text:p>$98,137,438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Charita Baudts&quot;)" office:value-type="string" office:string-value="Charita Baudts" calcext:value-type="string">
            <text:p>Charita Baudts</text:p>
          </table:table-cell>
          <table:table-cell table:style-name="ce1" table:formula="of:=IFERROR(__xludf.dummyfunction(&quot;&quot;&quot;COMPUTED_VALUE&quot;&quot;&quot;);&quot;VENEZUELA&quot;)" office:value-type="string" office:string-value="VENEZUELA" calcext:value-type="string">
            <text:p>VENEZUELA</text:p>
          </table:table-cell>
          <table:table-cell table:style-name="ce1" table:formula="of:=IFERROR(__xludf.dummyfunction(&quot;&quot;&quot;COMPUTED_VALUE&quot;&quot;&quot;);&quot;Construcción&quot;)" office:value-type="string" office:string-value="Construcción" calcext:value-type="string">
            <text:p>Construcción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capitalista&quot;)" office:value-type="string" office:string-value="Socio capitalista" calcext:value-type="string">
            <text:p>Socio capitalista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30000000)" office:value-type="float" office:value="30000000" calcext:value-type="float">
            <text:p>$30,000,000</text:p>
          </table:table-cell>
          <table:table-cell table:style-name="ce3" table:formula="of:=IFERROR(__xludf.dummyfunction(&quot;&quot;&quot;COMPUTED_VALUE&quot;&quot;&quot;);45289360)" office:value-type="float" office:value="45289360" calcext:value-type="float">
            <text:p>$45,289,36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46980526)" office:value-type="float" office:value="46980526" calcext:value-type="float">
            <text:p>$46,980,526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Walt Newport&quot;)" office:value-type="string" office:string-value="Walt Newport" calcext:value-type="string">
            <text:p>Walt Newport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capitalista&quot;)" office:value-type="string" office:string-value="Socio capitalista" calcext:value-type="string">
            <text:p>Socio capitalista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30000000)" office:value-type="float" office:value="30000000" calcext:value-type="float">
            <text:p>$30,000,000</text:p>
          </table:table-cell>
          <table:table-cell table:style-name="ce3" table:formula="of:=IFERROR(__xludf.dummyfunction(&quot;&quot;&quot;COMPUTED_VALUE&quot;&quot;&quot;);34397393)" office:value-type="float" office:value="34397393" calcext:value-type="float">
            <text:p>$34,397,393</text:p>
          </table:table-cell>
          <table:table-cell table:style-name="ce3" table:formula="of:=IFERROR(__xludf.dummyfunction(&quot;&quot;&quot;COMPUTED_VALUE&quot;&quot;&quot;);72192037)" office:value-type="float" office:value="72192037" calcext:value-type="float">
            <text:p>$72,192,037</text:p>
          </table:table-cell>
          <table:table-cell table:style-name="ce3" table:formula="of:=IFERROR(__xludf.dummyfunction(&quot;&quot;&quot;COMPUTED_VALUE&quot;&quot;&quot;);21247716)" office:value-type="float" office:value="21247716" calcext:value-type="float">
            <text:p>$21,247,716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Chrisse Rodway&quot;)" office:value-type="string" office:string-value="Chrisse Rodway" calcext:value-type="string">
            <text:p>Chrisse Rodway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de proyecto&quot;)" office:value-type="string" office:string-value="Socio de proyecto" calcext:value-type="string">
            <text:p>Socio de proyecto</text:p>
          </table:table-cell>
          <table:table-cell table:style-name="ce1" table:formula="of:=IFERROR(__xludf.dummyfunction(&quot;&quot;&quot;COMPUTED_VALUE&quot;&quot;&quot;);&quot;SI&quot;)" office:value-type="string" office:string-value="SI" calcext:value-type="string">
            <text:p>SI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69870077)" office:value-type="float" office:value="69870077" calcext:value-type="float">
            <text:p>$69,870,077</text:p>
          </table:table-cell>
          <table:table-cell table:style-name="ce3" table:formula="of:=IFERROR(__xludf.dummyfunction(&quot;&quot;&quot;COMPUTED_VALUE&quot;&quot;&quot;);98441580)" office:value-type="float" office:value="98441580" calcext:value-type="float">
            <text:p>$98,441,58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Tally McMurdo&quot;)" office:value-type="string" office:string-value="Tally McMurdo" calcext:value-type="string">
            <text:p>Tally McMurdo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de proyecto&quot;)" office:value-type="string" office:string-value="Socio de proyecto" calcext:value-type="string">
            <text:p>Socio de proyect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1000000)" office:value-type="float" office:value="1000000" calcext:value-type="float">
            <text:p>$1,000,000</text:p>
          </table:table-cell>
          <table:table-cell table:style-name="ce3" table:formula="of:=IFERROR(__xludf.dummyfunction(&quot;&quot;&quot;COMPUTED_VALUE&quot;&quot;&quot;);34126405)" office:value-type="float" office:value="34126405" calcext:value-type="float">
            <text:p>$34,126,405</text:p>
          </table:table-cell>
          <table:table-cell table:style-name="ce3" table:formula="of:=IFERROR(__xludf.dummyfunction(&quot;&quot;&quot;COMPUTED_VALUE&quot;&quot;&quot;);88265167)" office:value-type="float" office:value="88265167" calcext:value-type="float">
            <text:p>$88,265,167</text:p>
          </table:table-cell>
          <table:table-cell table:style-name="ce3" table:formula="of:=IFERROR(__xludf.dummyfunction(&quot;&quot;&quot;COMPUTED_VALUE&quot;&quot;&quot;);56002928)" office:value-type="float" office:value="56002928" calcext:value-type="float">
            <text:p>$56,002,928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Tybalt McSaul&quot;)" office:value-type="string" office:string-value="Tybalt McSaul" calcext:value-type="string">
            <text:p>Tybalt McSaul</text:p>
          </table:table-cell>
          <table:table-cell table:style-name="ce1" table:formula="of:=IFERROR(__xludf.dummyfunction(&quot;&quot;&quot;COMPUTED_VALUE&quot;&quot;&quot;);&quot;PERU&quot;)" office:value-type="string" office:string-value="PERU" calcext:value-type="string">
            <text:p>PERU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Capacitación&quot;)" office:value-type="string" office:string-value="Capacitación" calcext:value-type="string">
            <text:p>Capacitación</text:p>
          </table:table-cell>
          <table:table-cell table:style-name="ce1" table:formula="of:=IFERROR(__xludf.dummyfunction(&quot;&quot;&quot;COMPUTED_VALUE&quot;&quot;&quot;);&quot;Otro tipo&quot;)" office:value-type="string" office:string-value="Otro tipo" calcext:value-type="string">
            <text:p>Otro tip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1000000)" office:value-type="float" office:value="1000000" calcext:value-type="float">
            <text:p>$1,000,000</text:p>
          </table:table-cell>
          <table:table-cell table:style-name="ce3" table:formula="of:=IFERROR(__xludf.dummyfunction(&quot;&quot;&quot;COMPUTED_VALUE&quot;&quot;&quot;);53008255)" office:value-type="float" office:value="53008255" calcext:value-type="float">
            <text:p>$53,008,255</text:p>
          </table:table-cell>
          <table:table-cell table:style-name="ce3" table:formula="of:=IFERROR(__xludf.dummyfunction(&quot;&quot;&quot;COMPUTED_VALUE&quot;&quot;&quot;);46917910)" office:value-type="float" office:value="46917910" calcext:value-type="float">
            <text:p>$46,917,910</text:p>
          </table:table-cell>
          <table:table-cell table:style-name="ce3" table:formula="of:=IFERROR(__xludf.dummyfunction(&quot;&quot;&quot;COMPUTED_VALUE&quot;&quot;&quot;);47557281)" office:value-type="float" office:value="47557281" calcext:value-type="float">
            <text:p>$47,557,281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Wenonah Kik&quot;)" office:value-type="string" office:string-value="Wenonah Kik" calcext:value-type="string">
            <text:p>Wenonah Kik</text:p>
          </table:table-cell>
          <table:table-cell table:style-name="ce1" table:formula="of:=IFERROR(__xludf.dummyfunction(&quot;&quot;&quot;COMPUTED_VALUE&quot;&quot;&quot;);&quot;BOLIVIA&quot;)" office:value-type="string" office:string-value="BOLIVIA" calcext:value-type="string">
            <text:p>BOLIVI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capitalista&quot;)" office:value-type="string" office:string-value="Socio capitalista" calcext:value-type="string">
            <text:p>Socio capitalista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22675260)" office:value-type="float" office:value="22675260" calcext:value-type="float">
            <text:p>$22,675,26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Aura Brideau&quot;)" office:value-type="string" office:string-value="Aura Brideau" calcext:value-type="string">
            <text:p>Aura Brideau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capitalista&quot;)" office:value-type="string" office:string-value="Socio capitalista" calcext:value-type="string">
            <text:p>Socio capitalista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100000000)" office:value-type="float" office:value="100000000" calcext:value-type="float">
            <text:p>$100,000,000</text:p>
          </table:table-cell>
          <table:table-cell table:style-name="ce3" table:formula="of:=IFERROR(__xludf.dummyfunction(&quot;&quot;&quot;COMPUTED_VALUE&quot;&quot;&quot;);94688720)" office:value-type="float" office:value="94688720" calcext:value-type="float">
            <text:p>$94,688,720</text:p>
          </table:table-cell>
          <table:table-cell table:style-name="ce3" table:formula="of:=IFERROR(__xludf.dummyfunction(&quot;&quot;&quot;COMPUTED_VALUE&quot;&quot;&quot;);86323763)" office:value-type="float" office:value="86323763" calcext:value-type="float">
            <text:p>$86,323,763</text:p>
          </table:table-cell>
          <table:table-cell table:style-name="ce3" table:formula="of:=IFERROR(__xludf.dummyfunction(&quot;&quot;&quot;COMPUTED_VALUE&quot;&quot;&quot;);20929788)" office:value-type="float" office:value="20929788" calcext:value-type="float">
            <text:p>$20,929,788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Kelwin Middas&quot;)" office:value-type="string" office:string-value="Kelwin Middas" calcext:value-type="string">
            <text:p>Kelwin Middas</text:p>
          </table:table-cell>
          <table:table-cell table:style-name="ce1" table:formula="of:=IFERROR(__xludf.dummyfunction(&quot;&quot;&quot;COMPUTED_VALUE&quot;&quot;&quot;);&quot;BRASIL&quot;)" office:value-type="string" office:string-value="BRASIL" calcext:value-type="string">
            <text:p>BRASIL</text:p>
          </table:table-cell>
          <table:table-cell table:style-name="ce1" table:formula="of:=IFERROR(__xludf.dummyfunction(&quot;&quot;&quot;COMPUTED_VALUE&quot;&quot;&quot;);&quot;Inmobiliario&quot;)" office:value-type="string" office:string-value="Inmobiliario" calcext:value-type="string">
            <text:p>Inmobiliario</text:p>
          </table:table-cell>
          <table:table-cell table:style-name="ce1" table:formula="of:=IFERROR(__xludf.dummyfunction(&quot;&quot;&quot;COMPUTED_VALUE&quot;&quot;&quot;);&quot;Trabajo&quot;)" office:value-type="string" office:string-value="Trabajo" calcext:value-type="string">
            <text:p>Trabajo</text:p>
          </table:table-cell>
          <table:table-cell table:style-name="ce1" table:formula="of:=IFERROR(__xludf.dummyfunction(&quot;&quot;&quot;COMPUTED_VALUE&quot;&quot;&quot;);&quot;Buscando trabajo&quot;)" office:value-type="string" office:string-value="Buscando trabajo" calcext:value-type="string">
            <text:p>Buscando trabaj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96750826)" office:value-type="float" office:value="96750826" calcext:value-type="float">
            <text:p>$96,750,826</text:p>
          </table:table-cell>
          <table:table-cell table:style-name="ce3" table:formula="of:=IFERROR(__xludf.dummyfunction(&quot;&quot;&quot;COMPUTED_VALUE&quot;&quot;&quot;);31435769)" office:value-type="float" office:value="31435769" calcext:value-type="float">
            <text:p>$31,435,769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Lurlene Silverson&quot;)" office:value-type="string" office:string-value="Lurlene Silverson" calcext:value-type="string">
            <text:p>Lurlene Silverson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Trabajo&quot;)" office:value-type="string" office:string-value="Trabajo" calcext:value-type="string">
            <text:p>Trabajo</text:p>
          </table:table-cell>
          <table:table-cell table:style-name="ce1" table:formula="of:=IFERROR(__xludf.dummyfunction(&quot;&quot;&quot;COMPUTED_VALUE&quot;&quot;&quot;);&quot;Ofreciendo trabajo&quot;)" office:value-type="string" office:string-value="Ofreciendo trabajo" calcext:value-type="string">
            <text:p>Ofreciendo trabaj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10000000)" office:value-type="float" office:value="10000000" calcext:value-type="float">
            <text:p>$10,000,000</text:p>
          </table:table-cell>
          <table:table-cell table:style-name="ce3" table:formula="of:=IFERROR(__xludf.dummyfunction(&quot;&quot;&quot;COMPUTED_VALUE&quot;&quot;&quot;);89686683)" office:value-type="float" office:value="89686683" calcext:value-type="float">
            <text:p>$89,686,683</text:p>
          </table:table-cell>
          <table:table-cell table:style-name="ce3" table:formula="of:=IFERROR(__xludf.dummyfunction(&quot;&quot;&quot;COMPUTED_VALUE&quot;&quot;&quot;);62448793)" office:value-type="float" office:value="62448793" calcext:value-type="float">
            <text:p>$62,448,793</text:p>
          </table:table-cell>
          <table:table-cell table:style-name="ce3" table:formula="of:=IFERROR(__xludf.dummyfunction(&quot;&quot;&quot;COMPUTED_VALUE&quot;&quot;&quot;);26812600)" office:value-type="float" office:value="26812600" calcext:value-type="float">
            <text:p>$26,812,60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Pavel O'Donnelly&quot;)" office:value-type="string" office:string-value="Pavel O'Donnelly" calcext:value-type="string">
            <text:p>Pavel O'Donnelly</text:p>
          </table:table-cell>
          <table:table-cell table:style-name="ce1" table:formula="of:=IFERROR(__xludf.dummyfunction(&quot;&quot;&quot;COMPUTED_VALUE&quot;&quot;&quot;);&quot;BRASIL&quot;)" office:value-type="string" office:string-value="BRASIL" calcext:value-type="string">
            <text:p>BRASIL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de proyecto&quot;)" office:value-type="string" office:string-value="Socio de proyecto" calcext:value-type="string">
            <text:p>Socio de proyect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30000000)" office:value-type="float" office:value="30000000" calcext:value-type="float">
            <text:p>$30,000,000</text:p>
          </table:table-cell>
          <table:table-cell table:style-name="ce3" table:formula="of:=IFERROR(__xludf.dummyfunction(&quot;&quot;&quot;COMPUTED_VALUE&quot;&quot;&quot;);32890743)" office:value-type="float" office:value="32890743" calcext:value-type="float">
            <text:p>$32,890,743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39864620)" office:value-type="float" office:value="39864620" calcext:value-type="float">
            <text:p>$39,864,62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Tish Ghidelli&quot;)" office:value-type="string" office:string-value="Tish Ghidelli" calcext:value-type="string">
            <text:p>Tish Ghidelli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Agroindustrial&quot;)" office:value-type="string" office:string-value="Agroindustrial" calcext:value-type="string">
            <text:p>Agroindustrial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de proyecto&quot;)" office:value-type="string" office:string-value="Socio de proyecto" calcext:value-type="string">
            <text:p>Socio de proyect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10000000)" office:value-type="float" office:value="10000000" calcext:value-type="float">
            <text:p>$10,000,000</text:p>
          </table:table-cell>
          <table:table-cell table:style-name="ce3" table:formula="of:=IFERROR(__xludf.dummyfunction(&quot;&quot;&quot;COMPUTED_VALUE&quot;&quot;&quot;);32370896)" office:value-type="float" office:value="32370896" calcext:value-type="float">
            <text:p>$32,370,896</text:p>
          </table:table-cell>
          <table:table-cell table:style-name="ce3" table:formula="of:=IFERROR(__xludf.dummyfunction(&quot;&quot;&quot;COMPUTED_VALUE&quot;&quot;&quot;);96066942)" office:value-type="float" office:value="96066942" calcext:value-type="float">
            <text:p>$96,066,942</text:p>
          </table:table-cell>
          <table:table-cell table:style-name="ce3" table:formula="of:=IFERROR(__xludf.dummyfunction(&quot;&quot;&quot;COMPUTED_VALUE&quot;&quot;&quot;);3767736)" office:value-type="float" office:value="3767736" calcext:value-type="float">
            <text:p>$3,767,736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West Twycross&quot;)" office:value-type="string" office:string-value="West Twycross" calcext:value-type="string">
            <text:p>West Twycross</text:p>
          </table:table-cell>
          <table:table-cell table:style-name="ce1" table:formula="of:=IFERROR(__xludf.dummyfunction(&quot;&quot;&quot;COMPUTED_VALUE&quot;&quot;&quot;);&quot;ECUADOR&quot;)" office:value-type="string" office:string-value="ECUADOR" calcext:value-type="string">
            <text:p>ECUADOR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capitalista&quot;)" office:value-type="string" office:string-value="Socio capitalista" calcext:value-type="string">
            <text:p>Socio capitalista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24514428)" office:value-type="float" office:value="24514428" calcext:value-type="float">
            <text:p>$24,514,428</text:p>
          </table:table-cell>
          <table:table-cell table:style-name="ce3" table:formula="of:=IFERROR(__xludf.dummyfunction(&quot;&quot;&quot;COMPUTED_VALUE&quot;&quot;&quot;);27890231)" office:value-type="float" office:value="27890231" calcext:value-type="float">
            <text:p>$27,890,231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Goldie Fuggles&quot;)" office:value-type="string" office:string-value="Goldie Fuggles" calcext:value-type="string">
            <text:p>Goldie Fuggles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Agroindustrial&quot;)" office:value-type="string" office:string-value="Agroindustrial" calcext:value-type="string">
            <text:p>Agroindustrial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capitalista&quot;)" office:value-type="string" office:string-value="Socio capitalista" calcext:value-type="string">
            <text:p>Socio capitalista</text:p>
          </table:table-cell>
          <table:table-cell table:style-name="ce1" table:formula="of:=IFERROR(__xludf.dummyfunction(&quot;&quot;&quot;COMPUTED_VALUE&quot;&quot;&quot;);&quot;SI&quot;)" office:value-type="string" office:string-value="SI" calcext:value-type="string">
            <text:p>SI</text:p>
          </table:table-cell>
          <table:table-cell table:style-name="ce3" table:formula="of:=IFERROR(__xludf.dummyfunction(&quot;&quot;&quot;COMPUTED_VALUE&quot;&quot;&quot;);10000000)" office:value-type="float" office:value="10000000" calcext:value-type="float">
            <text:p>$10,000,000</text:p>
          </table:table-cell>
          <table:table-cell table:style-name="ce3" table:formula="of:=IFERROR(__xludf.dummyfunction(&quot;&quot;&quot;COMPUTED_VALUE&quot;&quot;&quot;);31953589)" office:value-type="float" office:value="31953589" calcext:value-type="float">
            <text:p>$31,953,589</text:p>
          </table:table-cell>
          <table:table-cell table:style-name="ce3" table:formula="of:=IFERROR(__xludf.dummyfunction(&quot;&quot;&quot;COMPUTED_VALUE&quot;&quot;&quot;);40068224)" office:value-type="float" office:value="40068224" calcext:value-type="float">
            <text:p>$40,068,224</text:p>
          </table:table-cell>
          <table:table-cell table:style-name="ce3" table:formula="of:=IFERROR(__xludf.dummyfunction(&quot;&quot;&quot;COMPUTED_VALUE&quot;&quot;&quot;);80951038)" office:value-type="float" office:value="80951038" calcext:value-type="float">
            <text:p>$80,951,038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Hunt Thayre&quot;)" office:value-type="string" office:string-value="Hunt Thayre" calcext:value-type="string">
            <text:p>Hunt Thayre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capitalista&quot;)" office:value-type="string" office:string-value="Socio capitalista" calcext:value-type="string">
            <text:p>Socio capitalista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50000000)" office:value-type="float" office:value="50000000" calcext:value-type="float">
            <text:p>$50,000,000</text:p>
          </table:table-cell>
          <table:table-cell table:style-name="ce3" table:formula="of:=IFERROR(__xludf.dummyfunction(&quot;&quot;&quot;COMPUTED_VALUE&quot;&quot;&quot;);78205651)" office:value-type="float" office:value="78205651" calcext:value-type="float">
            <text:p>$78,205,651</text:p>
          </table:table-cell>
          <table:table-cell table:style-name="ce3" table:formula="of:=IFERROR(__xludf.dummyfunction(&quot;&quot;&quot;COMPUTED_VALUE&quot;&quot;&quot;);62381180)" office:value-type="float" office:value="62381180" calcext:value-type="float">
            <text:p>$62,381,180</text:p>
          </table:table-cell>
          <table:table-cell table:style-name="ce3" table:formula="of:=IFERROR(__xludf.dummyfunction(&quot;&quot;&quot;COMPUTED_VALUE&quot;&quot;&quot;);6508585)" office:value-type="float" office:value="6508585" calcext:value-type="float">
            <text:p>$6,508,585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Hillard Wehden&quot;)" office:value-type="string" office:string-value="Hillard Wehden" calcext:value-type="string">
            <text:p>Hillard Wehden</text:p>
          </table:table-cell>
          <table:table-cell table:style-name="ce1" table:formula="of:=IFERROR(__xludf.dummyfunction(&quot;&quot;&quot;COMPUTED_VALUE&quot;&quot;&quot;);&quot;VENEZUELA&quot;)" office:value-type="string" office:string-value="VENEZUELA" calcext:value-type="string">
            <text:p>VENEZUELA</text:p>
          </table:table-cell>
          <table:table-cell table:style-name="ce1" table:formula="of:=IFERROR(__xludf.dummyfunction(&quot;&quot;&quot;COMPUTED_VALUE&quot;&quot;&quot;);&quot;Inmobiliario&quot;)" office:value-type="string" office:string-value="Inmobiliario" calcext:value-type="string">
            <text:p>Inmobiliario</text:p>
          </table:table-cell>
          <table:table-cell table:style-name="ce1" table:formula="of:=IFERROR(__xludf.dummyfunction(&quot;&quot;&quot;COMPUTED_VALUE&quot;&quot;&quot;);&quot;Trabajo&quot;)" office:value-type="string" office:string-value="Trabajo" calcext:value-type="string">
            <text:p>Trabajo</text:p>
          </table:table-cell>
          <table:table-cell table:style-name="ce1" table:formula="of:=IFERROR(__xludf.dummyfunction(&quot;&quot;&quot;COMPUTED_VALUE&quot;&quot;&quot;);&quot;Buscando trabajo&quot;)" office:value-type="string" office:string-value="Buscando trabajo" calcext:value-type="string">
            <text:p>Buscando trabaj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34584522)" office:value-type="float" office:value="34584522" calcext:value-type="float">
            <text:p>$34,584,522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Marijn Collop&quot;)" office:value-type="string" office:string-value="Marijn Collop" calcext:value-type="string">
            <text:p>Marijn Collop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de proyecto&quot;)" office:value-type="string" office:string-value="Socio de proyecto" calcext:value-type="string">
            <text:p>Socio de proyect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76942676)" office:value-type="float" office:value="76942676" calcext:value-type="float">
            <text:p>$76,942,676</text:p>
          </table:table-cell>
          <table:table-cell table:style-name="ce3" table:formula="of:=IFERROR(__xludf.dummyfunction(&quot;&quot;&quot;COMPUTED_VALUE&quot;&quot;&quot;);74216691)" office:value-type="float" office:value="74216691" calcext:value-type="float">
            <text:p>$74,216,691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Adorne Klimushev&quot;)" office:value-type="string" office:string-value="Adorne Klimushev" calcext:value-type="string">
            <text:p>Adorne Klimushev</text:p>
          </table:table-cell>
          <table:table-cell table:style-name="ce1" table:formula="of:=IFERROR(__xludf.dummyfunction(&quot;&quot;&quot;COMPUTED_VALUE&quot;&quot;&quot;);&quot;COLOMBIA&quot;)" office:value-type="string" office:string-value="COLOMBIA" calcext:value-type="string">
            <text:p>COLOMBIA</text:p>
          </table:table-cell>
          <table:table-cell table:style-name="ce1" table:formula="of:=IFERROR(__xludf.dummyfunction(&quot;&quot;&quot;COMPUTED_VALUE&quot;&quot;&quot;);&quot;Inmobiliario&quot;)" office:value-type="string" office:string-value="Inmobiliario" calcext:value-type="string">
            <text:p>Inmobiliario</text:p>
          </table:table-cell>
          <table:table-cell table:style-name="ce1" table:formula="of:=IFERROR(__xludf.dummyfunction(&quot;&quot;&quot;COMPUTED_VALUE&quot;&quot;&quot;);&quot;Trabajo&quot;)" office:value-type="string" office:string-value="Trabajo" calcext:value-type="string">
            <text:p>Trabajo</text:p>
          </table:table-cell>
          <table:table-cell table:style-name="ce1" table:formula="of:=IFERROR(__xludf.dummyfunction(&quot;&quot;&quot;COMPUTED_VALUE&quot;&quot;&quot;);&quot;Ofreciendo trabajo&quot;)" office:value-type="string" office:string-value="Ofreciendo trabajo" calcext:value-type="string">
            <text:p>Ofreciendo trabajo</text:p>
          </table:table-cell>
          <table:table-cell table:style-name="ce1" table:formula="of:=IFERROR(__xludf.dummyfunction(&quot;&quot;&quot;COMPUTED_VALUE&quot;&quot;&quot;);&quot;SI&quot;)" office:value-type="string" office:string-value="SI" calcext:value-type="string">
            <text:p>SI</text:p>
          </table:table-cell>
          <table:table-cell table:style-name="ce3" table:formula="of:=IFERROR(__xludf.dummyfunction(&quot;&quot;&quot;COMPUTED_VALUE&quot;&quot;&quot;);5000000)" office:value-type="float" office:value="5000000" calcext:value-type="float">
            <text:p>$5,000,000</text:p>
          </table:table-cell>
          <table:table-cell table:style-name="ce3" table:formula="of:=IFERROR(__xludf.dummyfunction(&quot;&quot;&quot;COMPUTED_VALUE&quot;&quot;&quot;);70270294)" office:value-type="float" office:value="70270294" calcext:value-type="float">
            <text:p>$70,270,294</text:p>
          </table:table-cell>
          <table:table-cell table:style-name="ce3" table:formula="of:=IFERROR(__xludf.dummyfunction(&quot;&quot;&quot;COMPUTED_VALUE&quot;&quot;&quot;);19588762)" office:value-type="float" office:value="19588762" calcext:value-type="float">
            <text:p>$19,588,762</text:p>
          </table:table-cell>
          <table:table-cell table:style-name="ce3" table:formula="of:=IFERROR(__xludf.dummyfunction(&quot;&quot;&quot;COMPUTED_VALUE&quot;&quot;&quot;);78634577)" office:value-type="float" office:value="78634577" calcext:value-type="float">
            <text:p>$78,634,577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Timothy Keveren&quot;)" office:value-type="string" office:string-value="Timothy Keveren" calcext:value-type="string">
            <text:p>Timothy Keveren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Agroindustrial&quot;)" office:value-type="string" office:string-value="Agroindustrial" calcext:value-type="string">
            <text:p>Agroindustrial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capitalista&quot;)" office:value-type="string" office:string-value="Socio capitalista" calcext:value-type="string">
            <text:p>Socio capitalista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85955846)" office:value-type="float" office:value="85955846" calcext:value-type="float">
            <text:p>$85,955,846</text:p>
          </table:table-cell>
          <table:table-cell table:style-name="ce3" table:formula="of:=IFERROR(__xludf.dummyfunction(&quot;&quot;&quot;COMPUTED_VALUE&quot;&quot;&quot;);25891596)" office:value-type="float" office:value="25891596" calcext:value-type="float">
            <text:p>$25,891,596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Albina Lornsen&quot;)" office:value-type="string" office:string-value="Albina Lornsen" calcext:value-type="string">
            <text:p>Albina Lornsen</text:p>
          </table:table-cell>
          <table:table-cell table:style-name="ce1" table:formula="of:=IFERROR(__xludf.dummyfunction(&quot;&quot;&quot;COMPUTED_VALUE&quot;&quot;&quot;);&quot;CHILE&quot;)" office:value-type="string" office:string-value="CHILE" calcext:value-type="string">
            <text:p>CHILE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capitalista&quot;)" office:value-type="string" office:string-value="Socio capitalista" calcext:value-type="string">
            <text:p>Socio capitalista</text:p>
          </table:table-cell>
          <table:table-cell table:style-name="ce1" table:formula="of:=IFERROR(__xludf.dummyfunction(&quot;&quot;&quot;COMPUTED_VALUE&quot;&quot;&quot;);&quot;SI&quot;)" office:value-type="string" office:string-value="SI" calcext:value-type="string">
            <text:p>SI</text:p>
          </table:table-cell>
          <table:table-cell table:style-name="ce3" table:formula="of:=IFERROR(__xludf.dummyfunction(&quot;&quot;&quot;COMPUTED_VALUE&quot;&quot;&quot;);20000000)" office:value-type="float" office:value="20000000" calcext:value-type="float">
            <text:p>$20,000,000</text:p>
          </table:table-cell>
          <table:table-cell table:style-name="ce3" table:formula="of:=IFERROR(__xludf.dummyfunction(&quot;&quot;&quot;COMPUTED_VALUE&quot;&quot;&quot;);62745331)" office:value-type="float" office:value="62745331" calcext:value-type="float">
            <text:p>$62,745,331</text:p>
          </table:table-cell>
          <table:table-cell table:style-name="ce3" table:formula="of:=IFERROR(__xludf.dummyfunction(&quot;&quot;&quot;COMPUTED_VALUE&quot;&quot;&quot;);39843357)" office:value-type="float" office:value="39843357" calcext:value-type="float">
            <text:p>$39,843,357</text:p>
          </table:table-cell>
          <table:table-cell table:style-name="ce3" table:formula="of:=IFERROR(__xludf.dummyfunction(&quot;&quot;&quot;COMPUTED_VALUE&quot;&quot;&quot;);64840967)" office:value-type="float" office:value="64840967" calcext:value-type="float">
            <text:p>$64,840,967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Arabela Mackilpatrick&quot;)" office:value-type="string" office:string-value="Arabela Mackilpatrick" calcext:value-type="string">
            <text:p>Arabela Mackilpatrick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Educación&quot;)" office:value-type="string" office:string-value="Educación" calcext:value-type="string">
            <text:p>Educación</text:p>
          </table:table-cell>
          <table:table-cell table:style-name="ce1" table:formula="of:=IFERROR(__xludf.dummyfunction(&quot;&quot;&quot;COMPUTED_VALUE&quot;&quot;&quot;);&quot;Capacitación&quot;)" office:value-type="string" office:string-value="Capacitación" calcext:value-type="string">
            <text:p>Capacitación</text:p>
          </table:table-cell>
          <table:table-cell table:style-name="ce1" table:formula="of:=IFERROR(__xludf.dummyfunction(&quot;&quot;&quot;COMPUTED_VALUE&quot;&quot;&quot;);&quot;Académico&quot;)" office:value-type="string" office:string-value="Académico" calcext:value-type="string">
            <text:p>Académic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82583322)" office:value-type="float" office:value="82583322" calcext:value-type="float">
            <text:p>$82,583,322</text:p>
          </table:table-cell>
          <table:table-cell table:style-name="ce3" table:formula="of:=IFERROR(__xludf.dummyfunction(&quot;&quot;&quot;COMPUTED_VALUE&quot;&quot;&quot;);809058)" office:value-type="float" office:value="809058" calcext:value-type="float">
            <text:p>$809,058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Demetris Marciek&quot;)" office:value-type="string" office:string-value="Demetris Marciek" calcext:value-type="string">
            <text:p>Demetris Marciek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de proyecto&quot;)" office:value-type="string" office:string-value="Socio de proyecto" calcext:value-type="string">
            <text:p>Socio de proyecto</text:p>
          </table:table-cell>
          <table:table-cell table:style-name="ce1" table:formula="of:=IFERROR(__xludf.dummyfunction(&quot;&quot;&quot;COMPUTED_VALUE&quot;&quot;&quot;);&quot;SI&quot;)" office:value-type="string" office:string-value="SI" calcext:value-type="string">
            <text:p>SI</text:p>
          </table:table-cell>
          <table:table-cell table:style-name="ce3" table:formula="of:=IFERROR(__xludf.dummyfunction(&quot;&quot;&quot;COMPUTED_VALUE&quot;&quot;&quot;);10000000)" office:value-type="float" office:value="10000000" calcext:value-type="float">
            <text:p>$10,000,000</text:p>
          </table:table-cell>
          <table:table-cell table:style-name="ce3" table:formula="of:=IFERROR(__xludf.dummyfunction(&quot;&quot;&quot;COMPUTED_VALUE&quot;&quot;&quot;);59890317)" office:value-type="float" office:value="59890317" calcext:value-type="float">
            <text:p>$59,890,317</text:p>
          </table:table-cell>
          <table:table-cell table:style-name="ce3" table:formula="of:=IFERROR(__xludf.dummyfunction(&quot;&quot;&quot;COMPUTED_VALUE&quot;&quot;&quot;);42451842)" office:value-type="float" office:value="42451842" calcext:value-type="float">
            <text:p>$42,451,842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Chere Rymmer&quot;)" office:value-type="string" office:string-value="Chere Rymmer" calcext:value-type="string">
            <text:p>Chere Rymmer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Agroindustrial&quot;)" office:value-type="string" office:string-value="Agroindustrial" calcext:value-type="string">
            <text:p>Agroindustrial</text:p>
          </table:table-cell>
          <table:table-cell table:style-name="ce1" table:formula="of:=IFERROR(__xludf.dummyfunction(&quot;&quot;&quot;COMPUTED_VALUE&quot;&quot;&quot;);&quot;Trabajo&quot;)" office:value-type="string" office:string-value="Trabajo" calcext:value-type="string">
            <text:p>Trabajo</text:p>
          </table:table-cell>
          <table:table-cell table:style-name="ce1" table:formula="of:=IFERROR(__xludf.dummyfunction(&quot;&quot;&quot;COMPUTED_VALUE&quot;&quot;&quot;);&quot;Ofreciendo trabajo&quot;)" office:value-type="string" office:string-value="Ofreciendo trabajo" calcext:value-type="string">
            <text:p>Ofreciendo trabaj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10000000)" office:value-type="float" office:value="10000000" calcext:value-type="float">
            <text:p>$10,000,000</text:p>
          </table:table-cell>
          <table:table-cell table:style-name="ce3" table:formula="of:=IFERROR(__xludf.dummyfunction(&quot;&quot;&quot;COMPUTED_VALUE&quot;&quot;&quot;);97449662)" office:value-type="float" office:value="97449662" calcext:value-type="float">
            <text:p>$97,449,662</text:p>
          </table:table-cell>
          <table:table-cell table:style-name="ce3" table:formula="of:=IFERROR(__xludf.dummyfunction(&quot;&quot;&quot;COMPUTED_VALUE&quot;&quot;&quot;);49624160)" office:value-type="float" office:value="49624160" calcext:value-type="float">
            <text:p>$49,624,160</text:p>
          </table:table-cell>
          <table:table-cell table:style-name="ce3" table:formula="of:=IFERROR(__xludf.dummyfunction(&quot;&quot;&quot;COMPUTED_VALUE&quot;&quot;&quot;);17854677)" office:value-type="float" office:value="17854677" calcext:value-type="float">
            <text:p>$17,854,677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Davina Neary&quot;)" office:value-type="string" office:string-value="Davina Neary" calcext:value-type="string">
            <text:p>Davina Neary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Inmobiliario&quot;)" office:value-type="string" office:string-value="Inmobiliario" calcext:value-type="string">
            <text:p>Inmobiliario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de proyecto&quot;)" office:value-type="string" office:string-value="Socio de proyecto" calcext:value-type="string">
            <text:p>Socio de proyect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44422091)" office:value-type="float" office:value="44422091" calcext:value-type="float">
            <text:p>$44,422,091</text:p>
          </table:table-cell>
          <table:table-cell table:style-name="ce3" table:formula="of:=IFERROR(__xludf.dummyfunction(&quot;&quot;&quot;COMPUTED_VALUE&quot;&quot;&quot;);8898260)" office:value-type="float" office:value="8898260" calcext:value-type="float">
            <text:p>$8,898,26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Karisa Haster&quot;)" office:value-type="string" office:string-value="Karisa Haster" calcext:value-type="string">
            <text:p>Karisa Haster</text:p>
          </table:table-cell>
          <table:table-cell table:style-name="ce1" table:formula="of:=IFERROR(__xludf.dummyfunction(&quot;&quot;&quot;COMPUTED_VALUE&quot;&quot;&quot;);&quot;BRASIL&quot;)" office:value-type="string" office:string-value="BRASIL" calcext:value-type="string">
            <text:p>BRASIL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capitalista&quot;)" office:value-type="string" office:string-value="Socio capitalista" calcext:value-type="string">
            <text:p>Socio capitalista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63436099)" office:value-type="float" office:value="63436099" calcext:value-type="float">
            <text:p>$63,436,099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Petr Furse&quot;)" office:value-type="string" office:string-value="Petr Furse" calcext:value-type="string">
            <text:p>Petr Furse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Inmobiliario&quot;)" office:value-type="string" office:string-value="Inmobiliario" calcext:value-type="string">
            <text:p>Inmobiliario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capitalista&quot;)" office:value-type="string" office:string-value="Socio capitalista" calcext:value-type="string">
            <text:p>Socio capitalista</text:p>
          </table:table-cell>
          <table:table-cell table:style-name="ce1" table:formula="of:=IFERROR(__xludf.dummyfunction(&quot;&quot;&quot;COMPUTED_VALUE&quot;&quot;&quot;);&quot;SI&quot;)" office:value-type="string" office:string-value="SI" calcext:value-type="string">
            <text:p>SI</text:p>
          </table:table-cell>
          <table:table-cell table:style-name="ce3" table:formula="of:=IFERROR(__xludf.dummyfunction(&quot;&quot;&quot;COMPUTED_VALUE&quot;&quot;&quot;);10000000)" office:value-type="float" office:value="10000000" calcext:value-type="float">
            <text:p>$10,000,000</text:p>
          </table:table-cell>
          <table:table-cell table:style-name="ce3" table:formula="of:=IFERROR(__xludf.dummyfunction(&quot;&quot;&quot;COMPUTED_VALUE&quot;&quot;&quot;);99989764)" office:value-type="float" office:value="99989764" calcext:value-type="float">
            <text:p>$99,989,764</text:p>
          </table:table-cell>
          <table:table-cell table:style-name="ce3" table:formula="of:=IFERROR(__xludf.dummyfunction(&quot;&quot;&quot;COMPUTED_VALUE&quot;&quot;&quot;);8030175)" office:value-type="float" office:value="8030175" calcext:value-type="float">
            <text:p>$8,030,175</text:p>
          </table:table-cell>
          <table:table-cell table:style-name="ce3" table:formula="of:=IFERROR(__xludf.dummyfunction(&quot;&quot;&quot;COMPUTED_VALUE&quot;&quot;&quot;);37676206)" office:value-type="float" office:value="37676206" calcext:value-type="float">
            <text:p>$37,676,206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Malchy McGiven&quot;)" office:value-type="string" office:string-value="Malchy McGiven" calcext:value-type="string">
            <text:p>Malchy McGiven</text:p>
          </table:table-cell>
          <table:table-cell table:style-name="ce1" table:formula="of:=IFERROR(__xludf.dummyfunction(&quot;&quot;&quot;COMPUTED_VALUE&quot;&quot;&quot;);&quot;URUGUAY&quot;)" office:value-type="string" office:string-value="URUGUAY" calcext:value-type="string">
            <text:p>URUGUAY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capitalista&quot;)" office:value-type="string" office:string-value="Socio capitalista" calcext:value-type="string">
            <text:p>Socio capitalista</text:p>
          </table:table-cell>
          <table:table-cell table:style-name="ce1" table:formula="of:=IFERROR(__xludf.dummyfunction(&quot;&quot;&quot;COMPUTED_VALUE&quot;&quot;&quot;);&quot;SI&quot;)" office:value-type="string" office:string-value="SI" calcext:value-type="string">
            <text:p>SI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12862402)" office:value-type="float" office:value="12862402" calcext:value-type="float">
            <text:p>$12,862,402</text:p>
          </table:table-cell>
          <table:table-cell table:style-name="ce3" table:formula="of:=IFERROR(__xludf.dummyfunction(&quot;&quot;&quot;COMPUTED_VALUE&quot;&quot;&quot;);68922404)" office:value-type="float" office:value="68922404" calcext:value-type="float">
            <text:p>$68,922,404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Alfons Ranaghan&quot;)" office:value-type="string" office:string-value="Alfons Ranaghan" calcext:value-type="string">
            <text:p>Alfons Ranaghan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Trabajo&quot;)" office:value-type="string" office:string-value="Trabajo" calcext:value-type="string">
            <text:p>Trabajo</text:p>
          </table:table-cell>
          <table:table-cell table:style-name="ce1" table:formula="of:=IFERROR(__xludf.dummyfunction(&quot;&quot;&quot;COMPUTED_VALUE&quot;&quot;&quot;);&quot;Buscando trabajo&quot;)" office:value-type="string" office:string-value="Buscando trabajo" calcext:value-type="string">
            <text:p>Buscando trabajo</text:p>
          </table:table-cell>
          <table:table-cell table:style-name="ce1" table:formula="of:=IFERROR(__xludf.dummyfunction(&quot;&quot;&quot;COMPUTED_VALUE&quot;&quot;&quot;);&quot;SI&quot;)" office:value-type="string" office:string-value="SI" calcext:value-type="string">
            <text:p>SI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46914257)" office:value-type="float" office:value="46914257" calcext:value-type="float">
            <text:p>$46,914,257</text:p>
          </table:table-cell>
          <table:table-cell table:style-name="ce3" table:formula="of:=IFERROR(__xludf.dummyfunction(&quot;&quot;&quot;COMPUTED_VALUE&quot;&quot;&quot;);43734508)" office:value-type="float" office:value="43734508" calcext:value-type="float">
            <text:p>$43,734,508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Alexa Rohfsen&quot;)" office:value-type="string" office:string-value="Alexa Rohfsen" calcext:value-type="string">
            <text:p>Alexa Rohfsen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capitalista&quot;)" office:value-type="string" office:string-value="Socio capitalista" calcext:value-type="string">
            <text:p>Socio capitalista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95212463)" office:value-type="float" office:value="95212463" calcext:value-type="float">
            <text:p>$95,212,463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Tynan Leipelt&quot;)" office:value-type="string" office:string-value="Tynan Leipelt" calcext:value-type="string">
            <text:p>Tynan Leipelt</text:p>
          </table:table-cell>
          <table:table-cell table:style-name="ce1" table:formula="of:=IFERROR(__xludf.dummyfunction(&quot;&quot;&quot;COMPUTED_VALUE&quot;&quot;&quot;);&quot;OTRO PAÍS DEL MUNDO&quot;)" office:value-type="string" office:string-value="OTRO PAÍS DEL MUNDO" calcext:value-type="string">
            <text:p>OTRO PAÍS DEL MUNDO</text:p>
          </table:table-cell>
          <table:table-cell table:style-name="ce1" table:formula="of:=IFERROR(__xludf.dummyfunction(&quot;&quot;&quot;COMPUTED_VALUE&quot;&quot;&quot;);&quot;Educación&quot;)" office:value-type="string" office:string-value="Educación" calcext:value-type="string">
            <text:p>Educación</text:p>
          </table:table-cell>
          <table:table-cell table:style-name="ce1" table:formula="of:=IFERROR(__xludf.dummyfunction(&quot;&quot;&quot;COMPUTED_VALUE&quot;&quot;&quot;);&quot;Capacitación&quot;)" office:value-type="string" office:string-value="Capacitación" calcext:value-type="string">
            <text:p>Capacitación</text:p>
          </table:table-cell>
          <table:table-cell table:style-name="ce1" table:formula="of:=IFERROR(__xludf.dummyfunction(&quot;&quot;&quot;COMPUTED_VALUE&quot;&quot;&quot;);&quot;Académico&quot;)" office:value-type="string" office:string-value="Académico" calcext:value-type="string">
            <text:p>Académic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5000000)" office:value-type="float" office:value="5000000" calcext:value-type="float">
            <text:p>$5,000,000</text:p>
          </table:table-cell>
          <table:table-cell table:style-name="ce3" table:formula="of:=IFERROR(__xludf.dummyfunction(&quot;&quot;&quot;COMPUTED_VALUE&quot;&quot;&quot;);32915397)" office:value-type="float" office:value="32915397" calcext:value-type="float">
            <text:p>$32,915,397</text:p>
          </table:table-cell>
          <table:table-cell table:style-name="ce3" table:formula="of:=IFERROR(__xludf.dummyfunction(&quot;&quot;&quot;COMPUTED_VALUE&quot;&quot;&quot;);74493461)" office:value-type="float" office:value="74493461" calcext:value-type="float">
            <text:p>$74,493,461</text:p>
          </table:table-cell>
          <table:table-cell table:style-name="ce3" table:formula="of:=IFERROR(__xludf.dummyfunction(&quot;&quot;&quot;COMPUTED_VALUE&quot;&quot;&quot;);151779)" office:value-type="float" office:value="151779" calcext:value-type="float">
            <text:p>$151,779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Teodorico Dougliss&quot;)" office:value-type="string" office:string-value="Teodorico Dougliss" calcext:value-type="string">
            <text:p>Teodorico Dougliss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de proyecto&quot;)" office:value-type="string" office:string-value="Socio de proyecto" calcext:value-type="string">
            <text:p>Socio de proyect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43223505)" office:value-type="float" office:value="43223505" calcext:value-type="float">
            <text:p>$43,223,505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Bord Deesly&quot;)" office:value-type="string" office:string-value="Bord Deesly" calcext:value-type="string">
            <text:p>Bord Deesly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Inmobiliario&quot;)" office:value-type="string" office:string-value="Inmobiliario" calcext:value-type="string">
            <text:p>Inmobiliario</text:p>
          </table:table-cell>
          <table:table-cell table:style-name="ce1" table:formula="of:=IFERROR(__xludf.dummyfunction(&quot;&quot;&quot;COMPUTED_VALUE&quot;&quot;&quot;);&quot;Trabajo&quot;)" office:value-type="string" office:string-value="Trabajo" calcext:value-type="string">
            <text:p>Trabajo</text:p>
          </table:table-cell>
          <table:table-cell table:style-name="ce1" table:formula="of:=IFERROR(__xludf.dummyfunction(&quot;&quot;&quot;COMPUTED_VALUE&quot;&quot;&quot;);&quot;Buscando trabajo&quot;)" office:value-type="string" office:string-value="Buscando trabajo" calcext:value-type="string">
            <text:p>Buscando trabaj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14141858)" office:value-type="float" office:value="14141858" calcext:value-type="float">
            <text:p>$14,141,858</text:p>
          </table:table-cell>
          <table:table-cell table:style-name="ce3" table:formula="of:=IFERROR(__xludf.dummyfunction(&quot;&quot;&quot;COMPUTED_VALUE&quot;&quot;&quot;);87162317)" office:value-type="float" office:value="87162317" calcext:value-type="float">
            <text:p>$87,162,317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Loraine Aitcheson&quot;)" office:value-type="string" office:string-value="Loraine Aitcheson" calcext:value-type="string">
            <text:p>Loraine Aitcheson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Construcción&quot;)" office:value-type="string" office:string-value="Construcción" calcext:value-type="string">
            <text:p>Construcción</text:p>
          </table:table-cell>
          <table:table-cell table:style-name="ce1" table:formula="of:=IFERROR(__xludf.dummyfunction(&quot;&quot;&quot;COMPUTED_VALUE&quot;&quot;&quot;);&quot;Trabajo&quot;)" office:value-type="string" office:string-value="Trabajo" calcext:value-type="string">
            <text:p>Trabajo</text:p>
          </table:table-cell>
          <table:table-cell table:style-name="ce1" table:formula="of:=IFERROR(__xludf.dummyfunction(&quot;&quot;&quot;COMPUTED_VALUE&quot;&quot;&quot;);&quot;Ofreciendo trabajo&quot;)" office:value-type="string" office:string-value="Ofreciendo trabajo" calcext:value-type="string">
            <text:p>Ofreciendo trabaj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29525162)" office:value-type="float" office:value="29525162" calcext:value-type="float">
            <text:p>$29,525,162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Jennette Bodicum&quot;)" office:value-type="string" office:string-value="Jennette Bodicum" calcext:value-type="string">
            <text:p>Jennette Bodicum</text:p>
          </table:table-cell>
          <table:table-cell table:style-name="ce1" table:formula="of:=IFERROR(__xludf.dummyfunction(&quot;&quot;&quot;COMPUTED_VALUE&quot;&quot;&quot;);&quot;VENEZUELA&quot;)" office:value-type="string" office:string-value="VENEZUELA" calcext:value-type="string">
            <text:p>VENEZUELA</text:p>
          </table:table-cell>
          <table:table-cell table:style-name="ce1" table:formula="of:=IFERROR(__xludf.dummyfunction(&quot;&quot;&quot;COMPUTED_VALUE&quot;&quot;&quot;);&quot;Agroindustrial&quot;)" office:value-type="string" office:string-value="Agroindustrial" calcext:value-type="string">
            <text:p>Agroindustrial</text:p>
          </table:table-cell>
          <table:table-cell table:style-name="ce1" table:formula="of:=IFERROR(__xludf.dummyfunction(&quot;&quot;&quot;COMPUTED_VALUE&quot;&quot;&quot;);&quot;Trabajo&quot;)" office:value-type="string" office:string-value="Trabajo" calcext:value-type="string">
            <text:p>Trabajo</text:p>
          </table:table-cell>
          <table:table-cell table:style-name="ce1" table:formula="of:=IFERROR(__xludf.dummyfunction(&quot;&quot;&quot;COMPUTED_VALUE&quot;&quot;&quot;);&quot;Buscando trabajo&quot;)" office:value-type="string" office:string-value="Buscando trabajo" calcext:value-type="string">
            <text:p>Buscando trabajo</text:p>
          </table:table-cell>
          <table:table-cell table:style-name="ce1" table:formula="of:=IFERROR(__xludf.dummyfunction(&quot;&quot;&quot;COMPUTED_VALUE&quot;&quot;&quot;);&quot;SI&quot;)" office:value-type="string" office:string-value="SI" calcext:value-type="string">
            <text:p>SI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29366791)" office:value-type="float" office:value="29366791" calcext:value-type="float">
            <text:p>$29,366,791</text:p>
          </table:table-cell>
          <table:table-cell table:style-name="ce3" table:formula="of:=IFERROR(__xludf.dummyfunction(&quot;&quot;&quot;COMPUTED_VALUE&quot;&quot;&quot;);89805774)" office:value-type="float" office:value="89805774" calcext:value-type="float">
            <text:p>$89,805,774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Allie Line&quot;)" office:value-type="string" office:string-value="Allie Line" calcext:value-type="string">
            <text:p>Allie Line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Inmobiliario&quot;)" office:value-type="string" office:string-value="Inmobiliario" calcext:value-type="string">
            <text:p>Inmobiliario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de proyecto&quot;)" office:value-type="string" office:string-value="Socio de proyecto" calcext:value-type="string">
            <text:p>Socio de proyecto</text:p>
          </table:table-cell>
          <table:table-cell table:style-name="ce1" table:formula="of:=IFERROR(__xludf.dummyfunction(&quot;&quot;&quot;COMPUTED_VALUE&quot;&quot;&quot;);&quot;SI&quot;)" office:value-type="string" office:string-value="SI" calcext:value-type="string">
            <text:p>SI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73195518)" office:value-type="float" office:value="73195518" calcext:value-type="float">
            <text:p>$73,195,518</text:p>
          </table:table-cell>
          <table:table-cell table:style-name="ce3" table:formula="of:=IFERROR(__xludf.dummyfunction(&quot;&quot;&quot;COMPUTED_VALUE&quot;&quot;&quot;);10695678)" office:value-type="float" office:value="10695678" calcext:value-type="float">
            <text:p>$10,695,678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Kirsteni Marfield&quot;)" office:value-type="string" office:string-value="Kirsteni Marfield" calcext:value-type="string">
            <text:p>Kirsteni Marfield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Inmobiliario&quot;)" office:value-type="string" office:string-value="Inmobiliario" calcext:value-type="string">
            <text:p>Inmobiliario</text:p>
          </table:table-cell>
          <table:table-cell table:style-name="ce1" table:formula="of:=IFERROR(__xludf.dummyfunction(&quot;&quot;&quot;COMPUTED_VALUE&quot;&quot;&quot;);&quot;Trabajo&quot;)" office:value-type="string" office:string-value="Trabajo" calcext:value-type="string">
            <text:p>Trabajo</text:p>
          </table:table-cell>
          <table:table-cell table:style-name="ce1" table:formula="of:=IFERROR(__xludf.dummyfunction(&quot;&quot;&quot;COMPUTED_VALUE&quot;&quot;&quot;);&quot;Ofreciendo trabajo&quot;)" office:value-type="string" office:string-value="Ofreciendo trabajo" calcext:value-type="string">
            <text:p>Ofreciendo trabaj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1432950)" office:value-type="float" office:value="1432950" calcext:value-type="float">
            <text:p>$1,432,950</text:p>
          </table:table-cell>
          <table:table-cell table:style-name="ce3" table:formula="of:=IFERROR(__xludf.dummyfunction(&quot;&quot;&quot;COMPUTED_VALUE&quot;&quot;&quot;);29672451)" office:value-type="float" office:value="29672451" calcext:value-type="float">
            <text:p>$29,672,451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Karine Cancellario&quot;)" office:value-type="string" office:string-value="Karine Cancellario" calcext:value-type="string">
            <text:p>Karine Cancellario</text:p>
          </table:table-cell>
          <table:table-cell table:style-name="ce1" table:formula="of:=IFERROR(__xludf.dummyfunction(&quot;&quot;&quot;COMPUTED_VALUE&quot;&quot;&quot;);&quot;BRASIL&quot;)" office:value-type="string" office:string-value="BRASIL" calcext:value-type="string">
            <text:p>BRASIL</text:p>
          </table:table-cell>
          <table:table-cell table:style-name="ce1" table:formula="of:=IFERROR(__xludf.dummyfunction(&quot;&quot;&quot;COMPUTED_VALUE&quot;&quot;&quot;);&quot;Inmobiliario&quot;)" office:value-type="string" office:string-value="Inmobiliario" calcext:value-type="string">
            <text:p>Inmobiliario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de proyecto&quot;)" office:value-type="string" office:string-value="Socio de proyecto" calcext:value-type="string">
            <text:p>Socio de proyecto</text:p>
          </table:table-cell>
          <table:table-cell table:style-name="ce1" table:formula="of:=IFERROR(__xludf.dummyfunction(&quot;&quot;&quot;COMPUTED_VALUE&quot;&quot;&quot;);&quot;SI&quot;)" office:value-type="string" office:string-value="SI" calcext:value-type="string">
            <text:p>SI</text:p>
          </table:table-cell>
          <table:table-cell table:style-name="ce3" table:formula="of:=IFERROR(__xludf.dummyfunction(&quot;&quot;&quot;COMPUTED_VALUE&quot;&quot;&quot;);1000000)" office:value-type="float" office:value="1000000" calcext:value-type="float">
            <text:p>$1,000,000</text:p>
          </table:table-cell>
          <table:table-cell table:style-name="ce3" table:formula="of:=IFERROR(__xludf.dummyfunction(&quot;&quot;&quot;COMPUTED_VALUE&quot;&quot;&quot;);77159264)" office:value-type="float" office:value="77159264" calcext:value-type="float">
            <text:p>$77,159,264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97234303)" office:value-type="float" office:value="97234303" calcext:value-type="float">
            <text:p>$97,234,303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Goldie Dukes&quot;)" office:value-type="string" office:string-value="Goldie Dukes" calcext:value-type="string">
            <text:p>Goldie Dukes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Trabajo&quot;)" office:value-type="string" office:string-value="Trabajo" calcext:value-type="string">
            <text:p>Trabajo</text:p>
          </table:table-cell>
          <table:table-cell table:style-name="ce1" table:formula="of:=IFERROR(__xludf.dummyfunction(&quot;&quot;&quot;COMPUTED_VALUE&quot;&quot;&quot;);&quot;Buscando trabajo&quot;)" office:value-type="string" office:string-value="Buscando trabajo" calcext:value-type="string">
            <text:p>Buscando trabaj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100000000)" office:value-type="float" office:value="100000000" calcext:value-type="float">
            <text:p>$100,000,000</text:p>
          </table:table-cell>
          <table:table-cell table:style-name="ce3" table:formula="of:=IFERROR(__xludf.dummyfunction(&quot;&quot;&quot;COMPUTED_VALUE&quot;&quot;&quot;);12451199)" office:value-type="float" office:value="12451199" calcext:value-type="float">
            <text:p>$12,451,199</text:p>
          </table:table-cell>
          <table:table-cell table:style-name="ce3" table:formula="of:=IFERROR(__xludf.dummyfunction(&quot;&quot;&quot;COMPUTED_VALUE&quot;&quot;&quot;);74231711)" office:value-type="float" office:value="74231711" calcext:value-type="float">
            <text:p>$74,231,711</text:p>
          </table:table-cell>
          <table:table-cell table:style-name="ce3" table:formula="of:=IFERROR(__xludf.dummyfunction(&quot;&quot;&quot;COMPUTED_VALUE&quot;&quot;&quot;);42951226)" office:value-type="float" office:value="42951226" calcext:value-type="float">
            <text:p>$42,951,226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Bunni Cobain&quot;)" office:value-type="string" office:string-value="Bunni Cobain" calcext:value-type="string">
            <text:p>Bunni Cobain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Trabajo&quot;)" office:value-type="string" office:string-value="Trabajo" calcext:value-type="string">
            <text:p>Trabajo</text:p>
          </table:table-cell>
          <table:table-cell table:style-name="ce1" table:formula="of:=IFERROR(__xludf.dummyfunction(&quot;&quot;&quot;COMPUTED_VALUE&quot;&quot;&quot;);&quot;Ofreciendo trabajo&quot;)" office:value-type="string" office:string-value="Ofreciendo trabajo" calcext:value-type="string">
            <text:p>Ofreciendo trabajo</text:p>
          </table:table-cell>
          <table:table-cell table:style-name="ce1" table:formula="of:=IFERROR(__xludf.dummyfunction(&quot;&quot;&quot;COMPUTED_VALUE&quot;&quot;&quot;);&quot;SI&quot;)" office:value-type="string" office:string-value="SI" calcext:value-type="string">
            <text:p>SI</text:p>
          </table:table-cell>
          <table:table-cell table:style-name="ce3" table:formula="of:=IFERROR(__xludf.dummyfunction(&quot;&quot;&quot;COMPUTED_VALUE&quot;&quot;&quot;);90000000)" office:value-type="float" office:value="90000000" calcext:value-type="float">
            <text:p>$90,000,000</text:p>
          </table:table-cell>
          <table:table-cell table:style-name="ce3" table:formula="of:=IFERROR(__xludf.dummyfunction(&quot;&quot;&quot;COMPUTED_VALUE&quot;&quot;&quot;);13287929)" office:value-type="float" office:value="13287929" calcext:value-type="float">
            <text:p>$13,287,929</text:p>
          </table:table-cell>
          <table:table-cell table:style-name="ce3" table:formula="of:=IFERROR(__xludf.dummyfunction(&quot;&quot;&quot;COMPUTED_VALUE&quot;&quot;&quot;);27090183)" office:value-type="float" office:value="27090183" calcext:value-type="float">
            <text:p>$27,090,183</text:p>
          </table:table-cell>
          <table:table-cell table:style-name="ce3" table:formula="of:=IFERROR(__xludf.dummyfunction(&quot;&quot;&quot;COMPUTED_VALUE&quot;&quot;&quot;);79518711)" office:value-type="float" office:value="79518711" calcext:value-type="float">
            <text:p>$79,518,711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Tye Oldfield-Cherry&quot;)" office:value-type="string" office:string-value="Tye Oldfield-Cherry" calcext:value-type="string">
            <text:p>Tye Oldfield-Cherry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de proyecto&quot;)" office:value-type="string" office:string-value="Socio de proyecto" calcext:value-type="string">
            <text:p>Socio de proyect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20898506)" office:value-type="float" office:value="20898506" calcext:value-type="float">
            <text:p>$20,898,506</text:p>
          </table:table-cell>
          <table:table-cell table:style-name="ce3" table:formula="of:=IFERROR(__xludf.dummyfunction(&quot;&quot;&quot;COMPUTED_VALUE&quot;&quot;&quot;);24525645)" office:value-type="float" office:value="24525645" calcext:value-type="float">
            <text:p>$24,525,645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Avie Vesque&quot;)" office:value-type="string" office:string-value="Avie Vesque" calcext:value-type="string">
            <text:p>Avie Vesque</text:p>
          </table:table-cell>
          <table:table-cell table:style-name="ce1" table:formula="of:=IFERROR(__xludf.dummyfunction(&quot;&quot;&quot;COMPUTED_VALUE&quot;&quot;&quot;);&quot;URUGUAY&quot;)" office:value-type="string" office:string-value="URUGUAY" calcext:value-type="string">
            <text:p>URUGUAY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de proyecto&quot;)" office:value-type="string" office:string-value="Socio de proyecto" calcext:value-type="string">
            <text:p>Socio de proyect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5000000)" office:value-type="float" office:value="5000000" calcext:value-type="float">
            <text:p>$5,000,000</text:p>
          </table:table-cell>
          <table:table-cell table:style-name="ce3" table:formula="of:=IFERROR(__xludf.dummyfunction(&quot;&quot;&quot;COMPUTED_VALUE&quot;&quot;&quot;);37959268)" office:value-type="float" office:value="37959268" calcext:value-type="float">
            <text:p>$37,959,268</text:p>
          </table:table-cell>
          <table:table-cell table:style-name="ce3" table:formula="of:=IFERROR(__xludf.dummyfunction(&quot;&quot;&quot;COMPUTED_VALUE&quot;&quot;&quot;);69132389)" office:value-type="float" office:value="69132389" calcext:value-type="float">
            <text:p>$69,132,389</text:p>
          </table:table-cell>
          <table:table-cell table:style-name="ce3" table:formula="of:=IFERROR(__xludf.dummyfunction(&quot;&quot;&quot;COMPUTED_VALUE&quot;&quot;&quot;);99564796)" office:value-type="float" office:value="99564796" calcext:value-type="float">
            <text:p>$99,564,796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Drugi Blackwell&quot;)" office:value-type="string" office:string-value="Drugi Blackwell" calcext:value-type="string">
            <text:p>Drugi Blackwell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Inmobiliario&quot;)" office:value-type="string" office:string-value="Inmobiliario" calcext:value-type="string">
            <text:p>Inmobiliario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de proyecto&quot;)" office:value-type="string" office:string-value="Socio de proyecto" calcext:value-type="string">
            <text:p>Socio de proyecto</text:p>
          </table:table-cell>
          <table:table-cell table:style-name="ce1" table:formula="of:=IFERROR(__xludf.dummyfunction(&quot;&quot;&quot;COMPUTED_VALUE&quot;&quot;&quot;);&quot;SI&quot;)" office:value-type="string" office:string-value="SI" calcext:value-type="string">
            <text:p>SI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26450622)" office:value-type="float" office:value="26450622" calcext:value-type="float">
            <text:p>$26,450,622</text:p>
          </table:table-cell>
          <table:table-cell table:style-name="ce3" table:formula="of:=IFERROR(__xludf.dummyfunction(&quot;&quot;&quot;COMPUTED_VALUE&quot;&quot;&quot;);4227264)" office:value-type="float" office:value="4227264" calcext:value-type="float">
            <text:p>$4,227,264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Clemmie Wimpress&quot;)" office:value-type="string" office:string-value="Clemmie Wimpress" calcext:value-type="string">
            <text:p>Clemmie Wimpress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Construcción&quot;)" office:value-type="string" office:string-value="Construcción" calcext:value-type="string">
            <text:p>Construcción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capitalista&quot;)" office:value-type="string" office:string-value="Socio capitalista" calcext:value-type="string">
            <text:p>Socio capitalista</text:p>
          </table:table-cell>
          <table:table-cell table:style-name="ce1" table:formula="of:=IFERROR(__xludf.dummyfunction(&quot;&quot;&quot;COMPUTED_VALUE&quot;&quot;&quot;);&quot;SI&quot;)" office:value-type="string" office:string-value="SI" calcext:value-type="string">
            <text:p>SI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54376640)" office:value-type="float" office:value="54376640" calcext:value-type="float">
            <text:p>$54,376,640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Teena Murrigan&quot;)" office:value-type="string" office:string-value="Teena Murrigan" calcext:value-type="string">
            <text:p>Teena Murrigan</text:p>
          </table:table-cell>
          <table:table-cell table:style-name="ce1" table:formula="of:=IFERROR(__xludf.dummyfunction(&quot;&quot;&quot;COMPUTED_VALUE&quot;&quot;&quot;);&quot;VENEZUELA&quot;)" office:value-type="string" office:string-value="VENEZUELA" calcext:value-type="string">
            <text:p>VENEZUEL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de proyecto&quot;)" office:value-type="string" office:string-value="Socio de proyecto" calcext:value-type="string">
            <text:p>Socio de proyect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90000000)" office:value-type="float" office:value="90000000" calcext:value-type="float">
            <text:p>$90,000,000</text:p>
          </table:table-cell>
          <table:table-cell table:style-name="ce3" table:formula="of:=IFERROR(__xludf.dummyfunction(&quot;&quot;&quot;COMPUTED_VALUE&quot;&quot;&quot;);29991873)" office:value-type="float" office:value="29991873" calcext:value-type="float">
            <text:p>$29,991,873</text:p>
          </table:table-cell>
          <table:table-cell table:style-name="ce3" table:formula="of:=IFERROR(__xludf.dummyfunction(&quot;&quot;&quot;COMPUTED_VALUE&quot;&quot;&quot;);39252741)" office:value-type="float" office:value="39252741" calcext:value-type="float">
            <text:p>$39,252,741</text:p>
          </table:table-cell>
          <table:table-cell table:style-name="ce3" table:formula="of:=IFERROR(__xludf.dummyfunction(&quot;&quot;&quot;COMPUTED_VALUE&quot;&quot;&quot;);15542722)" office:value-type="float" office:value="15542722" calcext:value-type="float">
            <text:p>$15,542,722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Tammara Clemas&quot;)" office:value-type="string" office:string-value="Tammara Clemas" calcext:value-type="string">
            <text:p>Tammara Clemas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capitalista&quot;)" office:value-type="string" office:string-value="Socio capitalista" calcext:value-type="string">
            <text:p>Socio capitalista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10000000)" office:value-type="float" office:value="10000000" calcext:value-type="float">
            <text:p>$10,000,000</text:p>
          </table:table-cell>
          <table:table-cell table:style-name="ce3" table:formula="of:=IFERROR(__xludf.dummyfunction(&quot;&quot;&quot;COMPUTED_VALUE&quot;&quot;&quot;);7303129)" office:value-type="float" office:value="7303129" calcext:value-type="float">
            <text:p>$7,303,129</text:p>
          </table:table-cell>
          <table:table-cell table:style-name="ce3" table:formula="of:=IFERROR(__xludf.dummyfunction(&quot;&quot;&quot;COMPUTED_VALUE&quot;&quot;&quot;);3765621)" office:value-type="float" office:value="3765621" calcext:value-type="float">
            <text:p>$3,765,621</text:p>
          </table:table-cell>
          <table:table-cell table:style-name="ce3" table:formula="of:=IFERROR(__xludf.dummyfunction(&quot;&quot;&quot;COMPUTED_VALUE&quot;&quot;&quot;);18125151)" office:value-type="float" office:value="18125151" calcext:value-type="float">
            <text:p>$18,125,151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Dudley Murison&quot;)" office:value-type="string" office:string-value="Dudley Murison" calcext:value-type="string">
            <text:p>Dudley Murison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Agroindustrial&quot;)" office:value-type="string" office:string-value="Agroindustrial" calcext:value-type="string">
            <text:p>Agroindustrial</text:p>
          </table:table-cell>
          <table:table-cell table:style-name="ce1" table:formula="of:=IFERROR(__xludf.dummyfunction(&quot;&quot;&quot;COMPUTED_VALUE&quot;&quot;&quot;);&quot;Trabajo&quot;)" office:value-type="string" office:string-value="Trabajo" calcext:value-type="string">
            <text:p>Trabajo</text:p>
          </table:table-cell>
          <table:table-cell table:style-name="ce1" table:formula="of:=IFERROR(__xludf.dummyfunction(&quot;&quot;&quot;COMPUTED_VALUE&quot;&quot;&quot;);&quot;Ofreciendo trabajo&quot;)" office:value-type="string" office:string-value="Ofreciendo trabajo" calcext:value-type="string">
            <text:p>Ofreciendo trabaj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30000000)" office:value-type="float" office:value="30000000" calcext:value-type="float">
            <text:p>$30,000,000</text:p>
          </table:table-cell>
          <table:table-cell table:style-name="ce3" table:formula="of:=IFERROR(__xludf.dummyfunction(&quot;&quot;&quot;COMPUTED_VALUE&quot;&quot;&quot;);44457754)" office:value-type="float" office:value="44457754" calcext:value-type="float">
            <text:p>$44,457,754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62249765)" office:value-type="float" office:value="62249765" calcext:value-type="float">
            <text:p>$62,249,765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Wadsworth Laban&quot;)" office:value-type="string" office:string-value="Wadsworth Laban" calcext:value-type="string">
            <text:p>Wadsworth Laban</text:p>
          </table:table-cell>
          <table:table-cell table:style-name="ce1" table:formula="of:=IFERROR(__xludf.dummyfunction(&quot;&quot;&quot;COMPUTED_VALUE&quot;&quot;&quot;);&quot;BRASIL&quot;)" office:value-type="string" office:string-value="BRASIL" calcext:value-type="string">
            <text:p>BRASIL</text:p>
          </table:table-cell>
          <table:table-cell table:style-name="ce1" table:formula="of:=IFERROR(__xludf.dummyfunction(&quot;&quot;&quot;COMPUTED_VALUE&quot;&quot;&quot;);&quot;Educación&quot;)" office:value-type="string" office:string-value="Educación" calcext:value-type="string">
            <text:p>Educación</text:p>
          </table:table-cell>
          <table:table-cell table:style-name="ce1" table:formula="of:=IFERROR(__xludf.dummyfunction(&quot;&quot;&quot;COMPUTED_VALUE&quot;&quot;&quot;);&quot;Capacitación&quot;)" office:value-type="string" office:string-value="Capacitación" calcext:value-type="string">
            <text:p>Capacitación</text:p>
          </table:table-cell>
          <table:table-cell table:style-name="ce1" table:formula="of:=IFERROR(__xludf.dummyfunction(&quot;&quot;&quot;COMPUTED_VALUE&quot;&quot;&quot;);&quot;Académico&quot;)" office:value-type="string" office:string-value="Académico" calcext:value-type="string">
            <text:p>Académic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10000000)" office:value-type="float" office:value="10000000" calcext:value-type="float">
            <text:p>$10,000,000</text:p>
          </table:table-cell>
          <table:table-cell table:style-name="ce3" table:formula="of:=IFERROR(__xludf.dummyfunction(&quot;&quot;&quot;COMPUTED_VALUE&quot;&quot;&quot;);54467236)" office:value-type="float" office:value="54467236" calcext:value-type="float">
            <text:p>$54,467,236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1234692)" office:value-type="float" office:value="1234692" calcext:value-type="float">
            <text:p>$1,234,692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Godiva Gaffey&quot;)" office:value-type="string" office:string-value="Godiva Gaffey" calcext:value-type="string">
            <text:p>Godiva Gaffey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Inversión&quot;)" office:value-type="string" office:string-value="Inversión" calcext:value-type="string">
            <text:p>Inversión</text:p>
          </table:table-cell>
          <table:table-cell table:style-name="ce1" table:formula="of:=IFERROR(__xludf.dummyfunction(&quot;&quot;&quot;COMPUTED_VALUE&quot;&quot;&quot;);&quot;Socio de proyecto&quot;)" office:value-type="string" office:string-value="Socio de proyecto" calcext:value-type="string">
            <text:p>Socio de proyect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10000000)" office:value-type="float" office:value="10000000" calcext:value-type="float">
            <text:p>$10,000,000</text:p>
          </table:table-cell>
          <table:table-cell table:style-name="ce3" table:formula="of:=IFERROR(__xludf.dummyfunction(&quot;&quot;&quot;COMPUTED_VALUE&quot;&quot;&quot;);17991607)" office:value-type="float" office:value="17991607" calcext:value-type="float">
            <text:p>$17,991,607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174626)" office:value-type="float" office:value="174626" calcext:value-type="float">
            <text:p>$174,626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 table:formula="of:=IFERROR(__xludf.dummyfunction(&quot;&quot;&quot;COMPUTED_VALUE&quot;&quot;&quot;);&quot;Magdaia Debold&quot;)" office:value-type="string" office:string-value="Magdaia Debold" calcext:value-type="string">
            <text:p>Magdaia Debold</text:p>
          </table:table-cell>
          <table:table-cell table:style-name="ce1" table:formula="of:=IFERROR(__xludf.dummyfunction(&quot;&quot;&quot;COMPUTED_VALUE&quot;&quot;&quot;);&quot;ARGENTINA&quot;)" office:value-type="string" office:string-value="ARGENTINA" calcext:value-type="string">
            <text:p>ARGENTINA</text:p>
          </table:table-cell>
          <table:table-cell table:style-name="ce1" table:formula="of:=IFERROR(__xludf.dummyfunction(&quot;&quot;&quot;COMPUTED_VALUE&quot;&quot;&quot;);&quot;Tecnología&quot;)" office:value-type="string" office:string-value="Tecnología" calcext:value-type="string">
            <text:p>Tecnología</text:p>
          </table:table-cell>
          <table:table-cell table:style-name="ce1" table:formula="of:=IFERROR(__xludf.dummyfunction(&quot;&quot;&quot;COMPUTED_VALUE&quot;&quot;&quot;);&quot;Trabajo&quot;)" office:value-type="string" office:string-value="Trabajo" calcext:value-type="string">
            <text:p>Trabajo</text:p>
          </table:table-cell>
          <table:table-cell table:style-name="ce1" table:formula="of:=IFERROR(__xludf.dummyfunction(&quot;&quot;&quot;COMPUTED_VALUE&quot;&quot;&quot;);&quot;Ofreciendo trabajo&quot;)" office:value-type="string" office:string-value="Ofreciendo trabajo" calcext:value-type="string">
            <text:p>Ofreciendo trabajo</text:p>
          </table:table-cell>
          <table:table-cell table:style-name="ce1" table:formula="of:=IFERROR(__xludf.dummyfunction(&quot;&quot;&quot;COMPUTED_VALUE&quot;&quot;&quot;);&quot;NO&quot;)" office:value-type="string" office:string-value="NO" calcext:value-type="string">
            <text:p>NO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0)" office:value-type="float" office:value="0" calcext:value-type="float">
            <text:p>$0</text:p>
          </table:table-cell>
          <table:table-cell table:style-name="ce3" table:formula="of:=IFERROR(__xludf.dummyfunction(&quot;&quot;&quot;COMPUTED_VALUE&quot;&quot;&quot;);24965127)" office:value-type="float" office:value="24965127" calcext:value-type="float">
            <text:p>$24,965,127</text:p>
          </table:table-cell>
          <table:table-cell table:style-name="ce3" table:formula="of:=IFERROR(__xludf.dummyfunction(&quot;&quot;&quot;COMPUTED_VALUE&quot;&quot;&quot;);41129782)" office:value-type="float" office:value="41129782" calcext:value-type="float">
            <text:p>$41,129,782</text:p>
          </table:table-cell>
          <table:table-cell table:style-name="ce1"/>
          <table:table-cell table:number-columns-repeated="1013"/>
        </table:table-row>
        <table:table-row table:style-name="ro1" table:number-rows-repeated="899">
          <table:table-cell table:style-name="ce1" table:number-columns-repeated="10"/>
          <table:table-cell table:number-columns-repeated="101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Hoja 1'.A3:'Hoja 1'.A3">
            <calcext:condition calcext:apply-style-name="ConditionalStyle_1" calcext:value="formula-is(LEN(TRIM([.A3]))&gt;0)" calcext:base-cell-address="'Hoja 1'.A3"/>
          </calcext:conditional-format>
        </calcext:conditional-formats>
      </table:table>
      <table:named-expressions/>
      <table:database-ranges>
        <table:database-range table:name="Table_1" table:target-range-address="'Hoja 1'.A1:'Hoja 1'.K10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0" loext:min-decimal-places="0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11" meta:object-count="0"/>
    <meta:generator>LibreOfficeDev/6.0.5.2$Linux_X86_64 LibreOffice_project/</meta:generator>
  </office:meta>
</office:document-meta>
</file>